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" style:parent-style-name="Normal" style:family="paragraph">
      <style:text-properties fo:language="pt" fo:country="BR"/>
    </style:style>
    <style:style style:name="T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9" style:parent-style-name="Normal" style:family="paragraph">
      <style:text-properties fo:language="pt" fo:country="BR"/>
    </style:style>
    <style:style style:name="T1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4" style:parent-style-name="Normal" style:family="paragraph">
      <style:text-properties fo:language="pt" fo:country="BR"/>
    </style:style>
    <style:style style:name="P15" style:parent-style-name="Normal" style:family="paragraph">
      <style:text-properties fo:language="pt" fo:country="BR"/>
    </style:style>
    <style:style style:name="T16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1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3" style:parent-style-name="Normal" style:family="paragraph">
      <style:text-properties fo:language="pt" fo:country="BR"/>
    </style:style>
    <style:style style:name="T2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8" style:parent-style-name="Normal" style:family="paragraph">
      <style:text-properties fo:language="pt" fo:country="BR"/>
    </style:style>
    <style:style style:name="T2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5" style:parent-style-name="Normal" style:family="paragraph">
      <style:text-properties fo:language="pt" fo:country="BR"/>
    </style:style>
    <style:style style:name="T3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4" style:parent-style-name="Fonteparág.padrão" style:family="text">
      <style:text-properties style:font-name="Cambria Math" style:font-name-asian="Cambria Math" style:font-name-complex="Cambria Math" fo:color="#FF33FF" fo:font-size="8pt" style:font-size-asian="8pt" fo:language="pt" fo:country="BR"/>
    </style:style>
    <style:style style:name="T4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6" style:parent-style-name="Fonteparág.padrão" style:family="text">
      <style:text-properties style:font-name="Cambria Math" style:font-name-asian="Cambria Math" style:font-name-complex="Cambria Math" fo:color="#FF33FF" fo:font-size="8pt" style:font-size-asian="8pt" fo:language="pt" fo:country="BR"/>
    </style:style>
    <style:style style:name="T4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8" style:parent-style-name="Normal" style:family="paragraph">
      <style:text-properties fo:language="pt" fo:country="BR"/>
    </style:style>
    <style:style style:name="P49" style:parent-style-name="Normal" style:family="paragraph">
      <style:text-properties fo:language="pt" fo:country="BR"/>
    </style:style>
    <style:style style:name="T50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5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7" style:parent-style-name="Normal" style:family="paragraph">
      <style:text-properties fo:language="pt" fo:country="BR"/>
    </style:style>
    <style:style style:name="T5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2" style:parent-style-name="Normal" style:family="paragraph">
      <style:text-properties fo:language="pt" fo:country="BR"/>
    </style:style>
    <style:style style:name="T6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6" style:parent-style-name="Normal" style:family="paragraph">
      <style:text-properties fo:language="pt" fo:country="BR"/>
    </style:style>
    <style:style style:name="T6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5" style:parent-style-name="Normal" style:family="paragraph">
      <style:text-properties fo:language="pt" fo:country="BR"/>
    </style:style>
    <style:style style:name="P76" style:parent-style-name="Normal" style:family="paragraph">
      <style:text-properties fo:language="pt" fo:country="BR"/>
    </style:style>
    <style:style style:name="T77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7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3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90" style:parent-style-name="Normal" style:family="paragraph">
      <style:text-properties fo:language="pt" fo:country="BR"/>
    </style:style>
    <style:style style:name="T9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9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9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94" style:parent-style-name="Normal" style:family="paragraph">
      <style:text-properties fo:language="pt" fo:country="BR"/>
    </style:style>
    <style:style style:name="T9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9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9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9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9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0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0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0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03" style:parent-style-name="Normal" style:family="paragraph">
      <style:text-properties fo:language="pt" fo:country="BR"/>
    </style:style>
    <style:style style:name="P104" style:parent-style-name="Normal" style:family="paragraph">
      <style:text-properties fo:language="pt" fo:country="BR"/>
    </style:style>
    <style:style style:name="T105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10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0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0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0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1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1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12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11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1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1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1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17" style:parent-style-name="Normal" style:family="paragraph">
      <style:text-properties fo:language="pt" fo:country="BR"/>
    </style:style>
    <style:style style:name="T11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1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20" style:parent-style-name="Normal" style:family="paragraph">
      <style:text-properties fo:language="pt" fo:country="BR"/>
    </style:style>
    <style:style style:name="T12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2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2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2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2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2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2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2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29" style:parent-style-name="Normal" style:family="paragraph">
      <style:text-properties fo:language="pt" fo:country="BR"/>
    </style:style>
    <style:style style:name="P130" style:parent-style-name="Normal" style:family="paragraph">
      <style:text-properties fo:language="pt" fo:country="BR"/>
    </style:style>
    <style:style style:name="T131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13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3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3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3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3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3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38" style:parent-style-name="Normal" style:family="paragraph">
      <style:text-properties fo:language="pt" fo:country="BR"/>
    </style:style>
    <style:style style:name="T13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4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4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4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43" style:parent-style-name="Normal" style:family="paragraph">
      <style:text-properties fo:language="pt" fo:country="BR"/>
    </style:style>
    <style:style style:name="T14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4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46" style:parent-style-name="Normal" style:family="paragraph">
      <style:text-properties fo:language="pt" fo:country="BR"/>
    </style:style>
    <style:style style:name="T14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4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4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5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5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5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5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54" style:parent-style-name="Normal" style:family="paragraph">
      <style:text-properties fo:language="pt" fo:country="BR"/>
    </style:style>
    <style:style style:name="P155" style:parent-style-name="Normal" style:family="paragraph">
      <style:text-properties fo:language="pt" fo:country="BR"/>
    </style:style>
    <style:style style:name="T156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15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5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5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6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6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6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63" style:parent-style-name="Normal" style:family="paragraph">
      <style:text-properties fo:language="pt" fo:country="BR"/>
    </style:style>
    <style:style style:name="T16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6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6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6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6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69" style:parent-style-name="Normal" style:family="paragraph">
      <style:text-properties fo:language="pt" fo:country="BR"/>
    </style:style>
    <style:style style:name="T17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7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72" style:parent-style-name="Normal" style:family="paragraph">
      <style:text-properties fo:language="pt" fo:country="BR"/>
    </style:style>
    <style:style style:name="T17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7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7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7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7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7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7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80" style:parent-style-name="Normal" style:family="paragraph">
      <style:text-properties fo:language="pt" fo:country="BR"/>
    </style:style>
    <style:style style:name="P181" style:parent-style-name="Normal" style:family="paragraph">
      <style:text-properties fo:language="pt" fo:country="BR"/>
    </style:style>
    <style:style style:name="T182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18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8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8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8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8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8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89" style:parent-style-name="Normal" style:family="paragraph">
      <style:text-properties fo:language="pt" fo:country="BR"/>
    </style:style>
    <style:style style:name="T19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9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9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9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94" style:parent-style-name="Normal" style:family="paragraph">
      <style:text-properties fo:language="pt" fo:country="BR"/>
    </style:style>
    <style:style style:name="T19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9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197" style:parent-style-name="Normal" style:family="paragraph">
      <style:text-properties fo:language="pt" fo:country="BR"/>
    </style:style>
    <style:style style:name="T19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19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0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0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0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0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0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05" style:parent-style-name="Normal" style:family="paragraph">
      <style:text-properties fo:language="pt" fo:country="BR"/>
    </style:style>
    <style:style style:name="P206" style:parent-style-name="Normal" style:family="paragraph">
      <style:text-properties fo:language="pt" fo:country="BR"/>
    </style:style>
    <style:style style:name="T207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20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0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1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1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1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13" style:parent-style-name="Normal" style:family="paragraph">
      <style:text-properties fo:language="pt" fo:country="BR"/>
    </style:style>
    <style:style style:name="T21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1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1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1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18" style:parent-style-name="Normal" style:family="paragraph">
      <style:text-properties fo:language="pt" fo:country="BR"/>
    </style:style>
    <style:style style:name="T21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2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21" style:parent-style-name="Normal" style:family="paragraph">
      <style:text-properties fo:language="pt" fo:country="BR"/>
    </style:style>
    <style:style style:name="T22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2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2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2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2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2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2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29" style:parent-style-name="Normal" style:family="paragraph">
      <style:text-properties fo:language="pt" fo:country="BR"/>
    </style:style>
    <style:style style:name="P230" style:parent-style-name="Normal" style:family="paragraph">
      <style:text-properties fo:language="pt" fo:country="BR"/>
    </style:style>
    <style:style style:name="P231" style:parent-style-name="Normal" style:family="paragraph">
      <style:text-properties fo:language="pt" fo:country="BR"/>
    </style:style>
    <style:style style:name="P232" style:parent-style-name="Normal" style:family="paragraph">
      <style:text-properties fo:language="pt" fo:country="BR"/>
    </style:style>
    <style:style style:name="P233" style:parent-style-name="Normal" style:family="paragraph">
      <style:text-properties fo:language="pt" fo:country="BR"/>
    </style:style>
    <style:style style:name="T234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23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3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3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3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3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4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41" style:parent-style-name="Normal" style:family="paragraph">
      <style:text-properties fo:language="pt" fo:country="BR"/>
    </style:style>
    <style:style style:name="T24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4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4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4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46" style:parent-style-name="Normal" style:family="paragraph">
      <style:text-properties fo:language="pt" fo:country="BR"/>
    </style:style>
    <style:style style:name="T24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4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4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50" style:parent-style-name="Normal" style:family="paragraph">
      <style:text-properties fo:language="pt" fo:country="BR"/>
    </style:style>
    <style:style style:name="T25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5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5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5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5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5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5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58" style:parent-style-name="Normal" style:family="paragraph">
      <style:text-properties fo:language="pt" fo:country="BR"/>
    </style:style>
    <style:style style:name="P259" style:parent-style-name="Normal" style:family="paragraph">
      <style:text-properties fo:language="pt" fo:country="BR"/>
    </style:style>
    <style:style style:name="T260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26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6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6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6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6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6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67" style:parent-style-name="Normal" style:family="paragraph">
      <style:text-properties fo:language="pt" fo:country="BR"/>
    </style:style>
    <style:style style:name="T26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6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70" style:parent-style-name="Normal" style:family="paragraph">
      <style:text-properties fo:language="pt" fo:country="BR"/>
    </style:style>
    <style:style style:name="T27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7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73" style:parent-style-name="Normal" style:family="paragraph">
      <style:text-properties fo:language="pt" fo:country="BR"/>
    </style:style>
    <style:style style:name="T27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7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7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7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7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7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8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8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82" style:parent-style-name="Normal" style:family="paragraph">
      <style:text-properties fo:language="pt" fo:country="BR"/>
    </style:style>
    <style:style style:name="T283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28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8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8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8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8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8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90" style:parent-style-name="Normal" style:family="paragraph">
      <style:text-properties fo:language="pt" fo:country="BR"/>
    </style:style>
    <style:style style:name="T29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9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9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94" style:parent-style-name="Normal" style:family="paragraph">
      <style:text-properties fo:language="pt" fo:country="BR"/>
    </style:style>
    <style:style style:name="T29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9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29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298" style:parent-style-name="Normal" style:family="paragraph">
      <style:text-properties fo:language="pt" fo:country="BR"/>
    </style:style>
    <style:style style:name="T29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0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0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0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0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0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0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0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07" style:parent-style-name="Normal" style:family="paragraph">
      <style:text-properties fo:language="pt" fo:country="BR"/>
    </style:style>
    <style:style style:name="P308" style:parent-style-name="Normal" style:family="paragraph">
      <style:text-properties fo:language="pt" fo:country="BR"/>
    </style:style>
    <style:style style:name="T309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31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1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1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1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1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1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16" style:parent-style-name="Normal" style:family="paragraph">
      <style:text-properties fo:language="pt" fo:country="BR"/>
    </style:style>
    <style:style style:name="T31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1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1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2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21" style:parent-style-name="Normal" style:family="paragraph">
      <style:text-properties fo:language="pt" fo:country="BR"/>
    </style:style>
    <style:style style:name="T32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2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2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25" style:parent-style-name="Normal" style:family="paragraph">
      <style:text-properties fo:language="pt" fo:country="BR"/>
    </style:style>
    <style:style style:name="T32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2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28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32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3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3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3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3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3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3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36" style:parent-style-name="Normal" style:family="paragraph">
      <style:text-properties fo:language="pt" fo:country="BR"/>
    </style:style>
    <style:style style:name="T33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38" style:parent-style-name="Normal" style:family="paragraph">
      <style:text-properties fo:language="pt" fo:country="BR"/>
    </style:style>
    <style:style style:name="T339" style:parent-style-name="Fonteparág.padrão" style:family="text">
      <style:text-properties style:font-name="Comic Sans MS" style:font-name-asian="Comic Sans MS" style:font-name-complex="Comic Sans MS" fo:font-weight="bold" style:font-weight-asian="bold" fo:font-style="italic" style:font-style-asian="italic" fo:color="#FF33FF" fo:font-size="8pt" style:font-size-asian="8pt" fo:language="pt" fo:country="BR"/>
    </style:style>
    <style:style style:name="T34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41" style:parent-style-name="Normal" style:family="paragraph">
      <style:text-properties fo:language="pt" fo:country="BR"/>
    </style:style>
    <style:style style:name="T342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34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44" style:parent-style-name="Normal" style:family="paragraph">
      <style:text-properties fo:language="pt" fo:country="BR"/>
    </style:style>
    <style:style style:name="T345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34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4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4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4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5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5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52" style:parent-style-name="Normal" style:family="paragraph">
      <style:text-properties fo:language="pt" fo:country="BR"/>
    </style:style>
    <style:style style:name="T35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5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5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5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5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58" style:parent-style-name="Normal" style:family="paragraph">
      <style:text-properties fo:language="pt" fo:country="BR"/>
    </style:style>
    <style:style style:name="T35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6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6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6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63" style:parent-style-name="Normal" style:family="paragraph">
      <style:text-properties fo:language="pt" fo:country="BR"/>
    </style:style>
    <style:style style:name="T36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6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6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6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6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6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7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71" style:parent-style-name="Normal" style:family="paragraph">
      <style:text-properties fo:language="pt" fo:country="BR"/>
    </style:style>
    <style:style style:name="T372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37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7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7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7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7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7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79" style:parent-style-name="Normal" style:family="paragraph">
      <style:text-properties fo:language="pt" fo:country="BR"/>
    </style:style>
    <style:style style:name="T38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8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8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8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84" style:parent-style-name="Normal" style:family="paragraph">
      <style:text-properties fo:language="pt" fo:country="BR"/>
    </style:style>
    <style:style style:name="T38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8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8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8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89" style:parent-style-name="Normal" style:family="paragraph">
      <style:text-properties fo:language="pt" fo:country="BR"/>
    </style:style>
    <style:style style:name="T39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9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9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9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9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9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39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397" style:parent-style-name="Normal" style:family="paragraph">
      <style:text-properties fo:language="pt" fo:country="BR"/>
    </style:style>
    <style:style style:name="P398" style:parent-style-name="Normal" style:family="paragraph">
      <style:text-properties fo:language="pt" fo:country="BR"/>
    </style:style>
    <style:style style:name="T399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40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0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0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0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0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0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06" style:parent-style-name="Normal" style:family="paragraph">
      <style:text-properties fo:language="pt" fo:country="BR"/>
    </style:style>
    <style:style style:name="T40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0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0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1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11" style:parent-style-name="Normal" style:family="paragraph">
      <style:text-properties fo:language="pt" fo:country="BR"/>
    </style:style>
    <style:style style:name="T41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1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1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1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16" style:parent-style-name="Normal" style:family="paragraph">
      <style:text-properties fo:language="pt" fo:country="BR"/>
    </style:style>
    <style:style style:name="T41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1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1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2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2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2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2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24" style:parent-style-name="Normal" style:family="paragraph">
      <style:text-properties fo:language="pt" fo:country="BR"/>
    </style:style>
    <style:style style:name="T425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42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2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2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2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3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3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32" style:parent-style-name="Normal" style:family="paragraph">
      <style:text-properties fo:language="pt" fo:country="BR"/>
    </style:style>
    <style:style style:name="T43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3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3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3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3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38" style:parent-style-name="Normal" style:family="paragraph">
      <style:text-properties fo:language="pt" fo:country="BR"/>
    </style:style>
    <style:style style:name="T43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4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4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4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43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44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45" style:parent-style-name="Normal" style:family="paragraph">
      <style:text-properties fo:language="pt" fo:country="BR"/>
    </style:style>
    <style:style style:name="T44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4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4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4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5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5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5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53" style:parent-style-name="Normal" style:family="paragraph">
      <style:text-properties fo:language="pt" fo:country="BR"/>
    </style:style>
    <style:style style:name="T454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45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5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5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5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5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6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61" style:parent-style-name="Normal" style:family="paragraph">
      <style:text-properties fo:language="pt" fo:country="BR"/>
    </style:style>
    <style:style style:name="T46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6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6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65" style:parent-style-name="Normal" style:family="paragraph">
      <style:text-properties fo:language="pt" fo:country="BR"/>
    </style:style>
    <style:style style:name="T46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6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6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69" style:parent-style-name="Normal" style:family="paragraph">
      <style:text-properties fo:language="pt" fo:country="BR"/>
    </style:style>
    <style:style style:name="T47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7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7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7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7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7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7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77" style:parent-style-name="Normal" style:family="paragraph">
      <style:text-properties fo:language="pt" fo:country="BR"/>
    </style:style>
    <style:style style:name="T478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47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8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8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8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8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8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85" style:parent-style-name="Normal" style:family="paragraph">
      <style:text-properties fo:language="pt" fo:country="BR"/>
    </style:style>
    <style:style style:name="T48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8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8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89" style:parent-style-name="Normal" style:family="paragraph">
      <style:text-properties fo:language="pt" fo:country="BR"/>
    </style:style>
    <style:style style:name="T49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9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492" style:parent-style-name="Normal" style:family="paragraph">
      <style:text-properties fo:language="pt" fo:country="BR"/>
    </style:style>
    <style:style style:name="T49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9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9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9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9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9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49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00" style:parent-style-name="Normal" style:family="paragraph">
      <style:text-properties fo:language="pt" fo:country="BR"/>
    </style:style>
    <style:style style:name="T501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50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0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0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0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0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0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08" style:parent-style-name="Normal" style:family="paragraph">
      <style:text-properties fo:language="pt" fo:country="BR"/>
    </style:style>
    <style:style style:name="T50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1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1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1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1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14" style:parent-style-name="Normal" style:family="paragraph">
      <style:text-properties fo:language="pt" fo:country="BR"/>
    </style:style>
    <style:style style:name="T51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1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1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1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1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20" style:parent-style-name="Normal" style:family="paragraph">
      <style:text-properties fo:language="pt" fo:country="BR"/>
    </style:style>
    <style:style style:name="T52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2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2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2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2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2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2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28" style:parent-style-name="Normal" style:family="paragraph">
      <style:text-properties fo:language="pt" fo:country="BR"/>
    </style:style>
    <style:style style:name="T529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53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3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3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3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3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3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36" style:parent-style-name="Normal" style:family="paragraph">
      <style:text-properties fo:language="pt" fo:country="BR"/>
    </style:style>
    <style:style style:name="T53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3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3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4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41" style:parent-style-name="Normal" style:family="paragraph">
      <style:text-properties fo:language="pt" fo:country="BR"/>
    </style:style>
    <style:style style:name="T54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4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4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45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54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4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48" style:parent-style-name="Normal" style:family="paragraph">
      <style:text-properties fo:language="pt" fo:country="BR"/>
    </style:style>
    <style:style style:name="T54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5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5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5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5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5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5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56" style:parent-style-name="Normal" style:family="paragraph">
      <style:text-properties fo:language="pt" fo:country="BR"/>
    </style:style>
    <style:style style:name="T557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55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5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6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6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6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6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64" style:parent-style-name="Normal" style:family="paragraph">
      <style:text-properties fo:language="pt" fo:country="BR"/>
    </style:style>
    <style:style style:name="T56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6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6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6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69" style:parent-style-name="Normal" style:family="paragraph">
      <style:text-properties fo:language="pt" fo:country="BR"/>
    </style:style>
    <style:style style:name="T57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7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7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7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74" style:parent-style-name="Normal" style:family="paragraph">
      <style:text-properties fo:language="pt" fo:country="BR"/>
    </style:style>
    <style:style style:name="T57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7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7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7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7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8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8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82" style:parent-style-name="Normal" style:family="paragraph">
      <style:text-properties fo:language="pt" fo:country="BR"/>
    </style:style>
    <style:style style:name="T583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58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8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8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8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8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8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90" style:parent-style-name="Normal" style:family="paragraph">
      <style:text-properties fo:language="pt" fo:country="BR"/>
    </style:style>
    <style:style style:name="T59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9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9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94" style:parent-style-name="Normal" style:family="paragraph">
      <style:text-properties fo:language="pt" fo:country="BR"/>
    </style:style>
    <style:style style:name="T59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9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59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598" style:parent-style-name="Normal" style:family="paragraph">
      <style:text-properties fo:language="pt" fo:country="BR"/>
    </style:style>
    <style:style style:name="T59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0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0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0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0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0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0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06" style:parent-style-name="Normal" style:family="paragraph">
      <style:text-properties fo:language="pt" fo:country="BR"/>
    </style:style>
    <style:style style:name="T607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60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0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1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1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1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1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14" style:parent-style-name="Normal" style:family="paragraph">
      <style:text-properties fo:language="pt" fo:country="BR"/>
    </style:style>
    <style:style style:name="T61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1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17" style:parent-style-name="Normal" style:family="paragraph">
      <style:text-properties fo:language="pt" fo:country="BR"/>
    </style:style>
    <style:style style:name="T61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1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2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21" style:parent-style-name="Normal" style:family="paragraph">
      <style:text-properties fo:language="pt" fo:country="BR"/>
    </style:style>
    <style:style style:name="T62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2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2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2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2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2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28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29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30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31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32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63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3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3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3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3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3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3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4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4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4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4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4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4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46" style:parent-style-name="Normal" style:family="paragraph">
      <style:text-properties fo:language="pt" fo:country="BR"/>
    </style:style>
    <style:style style:name="T64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48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49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50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5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52" style:parent-style-name="Normal" style:family="paragraph">
      <style:text-properties fo:language="pt" fo:country="BR"/>
    </style:style>
    <style:style style:name="T65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5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55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56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57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58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5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6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6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6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6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6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6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66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67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68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669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670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67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7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7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7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7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7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7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7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7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8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89" style:parent-style-name="Normal" style:family="paragraph">
      <style:text-properties fo:language="pt" fo:country="BR"/>
    </style:style>
    <style:style style:name="P690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91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9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9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9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69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96" style:parent-style-name="Normal" style:family="paragraph">
      <style:text-properties fo:language="pt" fo:country="BR"/>
    </style:style>
    <style:style style:name="T69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98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699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00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0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1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1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12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13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14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715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71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1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1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1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2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30" style:parent-style-name="Normal" style:family="paragraph">
      <style:text-properties fo:language="pt" fo:country="BR"/>
    </style:style>
    <style:style style:name="T73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32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33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34" style:parent-style-name="Normal" style:family="paragraph">
      <style:text-properties fo:language="pt" fo:country="BR"/>
    </style:style>
    <style:style style:name="T73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3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3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3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3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4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41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42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4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4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4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4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4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4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4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5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5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5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5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54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55" style:parent-style-name="Normal" style:family="paragraph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P756" style:parent-style-name="Normal" style:family="paragraph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757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758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 fo:language="pt" fo:country="BR"/>
    </style:style>
    <style:style style:name="T75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6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7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8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81" style:parent-style-name="Normal" style:family="paragraph">
      <style:text-properties fo:language="pt" fo:country="BR"/>
    </style:style>
    <style:style style:name="T78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83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84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85" style:parent-style-name="Normal" style:family="paragraph">
      <style:text-properties fo:language="pt" fo:country="BR"/>
    </style:style>
    <style:style style:name="T78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8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8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8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90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791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9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9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94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95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96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97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98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799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00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01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02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T803" style:parent-style-name="Fonteparág.padrão" style:family="text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804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805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806" style:parent-style-name="Normal" style:family="paragraph">
      <style:text-properties style:font-name="Comic Sans MS" style:font-name-asian="Comic Sans MS" style:font-name-complex="Comic Sans MS" fo:color="#FF33FF" fo:font-size="8pt" style:font-size-asian="8pt" fo:language="pt" fo:country="BR"/>
    </style:style>
    <style:style style:name="P807" style:parent-style-name="Normal" style:family="paragraph">
      <style:text-properties fo:language="pt" fo:country="BR"/>
    </style:style>
    <style:style style:name="P808" style:parent-style-name="Normal" style:family="paragraph">
      <style:text-properties fo:language="pt" fo:country="BR"/>
    </style:style>
    <style:style style:name="P809" style:parent-style-name="Normal" style:family="paragraph">
      <style:text-properties fo:language="pt" fo:country="BR"/>
    </style:style>
    <style:style style:name="T810" style:parent-style-name="Fonteparág.padrão" style:family="text">
      <style:text-properties style:font-name="Comic Sans MS" style:font-name-asian="Comic Sans MS" style:font-name-complex="Comic Sans MS" fo:font-weight="bold" style:font-weight-asian="bold" fo:color="#FF33FF" fo:font-size="8pt" style:font-size-asian="8pt"/>
    </style:style>
    <style:style style:name="T811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12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13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14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15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16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17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18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19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  <style:style style:name="T820" style:parent-style-name="Fonteparág.padrão" style:family="text">
      <style:text-properties style:font-name="Comic Sans MS" style:font-name-asian="Comic Sans MS" style:font-name-complex="Comic Sans MS" fo:color="#FF33FF" fo:font-size="8pt" style:font-size-asian="8pt"/>
    </style:style>
  </office:automatic-styles>
  <office:body>
    <office:text text:use-soft-page-breaks="true">
      <text:p text:style-name="P1"><text:span text:style-name="T2">Sugestão de Casos de Uso {</text:span></text:p>
      <text:p text:style-name="Normal"><text:span text:style-name="T3"><text:tab/>...</text:span></text:p>
      <text:p text:style-name="Normal"><text:span text:style-name="T4">}</text:span></text:p>
      <text:p text:style-name="P5"/>
      <text:p text:style-name="Normal"><text:span text:style-name="T6">Prioridade [</text:span></text:p>
      <text:p text:style-name="Normal"><text:span text:style-name="T7"><text:tab/>0.0,10.0</text:span></text:p>
      <text:p text:style-name="Normal"><text:span text:style-name="T8">]</text:span></text:p>
      <text:p text:style-name="P9"/>
      <text:p text:style-name="Normal"><text:span text:style-name="T10">Frequência</text:span></text:p>
      <text:p text:style-name="Normal"><text:span text:style-name="T11">{</text:span></text:p>
      <text:p text:style-name="Normal"><text:span text:style-name="T12"><text:tab/>Extremamente baixa, Muito baixa, baixa, média-baixa, média, média-alta, alta, Muito alta, Extremamente Alta</text:span></text:p>
      <text:p text:style-name="Normal"><text:span text:style-name="T13">}</text:span></text:p>
      <text:p text:style-name="P14"/>
      <text:p text:style-name="P15"/>
      <text:p text:style-name="Normal"><text:span text:style-name="T16">[Caso de uso 0.1] Distribuir a Simulação</text:span></text:p>
      <text:p text:style-name="Normal"><text:span text:style-name="T17">Objetivo: Distribuir a carga de trabalho da simulação para os recursos disponíveis na rede de colaboradores.</text:span></text:p>
      <text:p text:style-name="Normal"><text:span text:style-name="T18">Escopo: Framework Sleigh (Broker).</text:span></text:p>
      <text:p text:style-name="Normal"><text:span text:style-name="T19">Pré-Condições: Arquivo de entrada da simulação, que será passada pela interface web.</text:span></text:p>
      <text:p text:style-name="Normal"><text:span text:style-name="T20">Condição Final de Sucessos: O recurso de processamento recebeu corretamente os parâmetros necessários para realizar a simulação.</text:span></text:p>
      <text:p text:style-name="Normal"><text:span text:style-name="T21">Condição Final de Falha: Ocorre uma interrupção do processo de distribuição, caso o recursos já esteja processando ele é avisado pelo ator para cancelar o processo.</text:span></text:p>
      <text:p text:style-name="Normal"><text:span text:style-name="T22">Ator Primário: Cupid (Ativo)</text:span></text:p>
      <text:p text:style-name="P23"/>
      <text:p text:style-name="Normal"><text:span text:style-name="T24">Cenário Principal de Sucesso:</text:span></text:p>
      <text:p text:style-name="Normal"><text:span text:style-name="T25">1º passo. Verificar se existem recursos disponíveis.</text:span></text:p>
      <text:p text:style-name="Normal"><text:span text:style-name="T26">2º passo. Enviar as instruções da simulação.</text:span></text:p>
      <text:p text:style-name="Normal"><text:span text:style-name="T27">3º passo. Receber ping de resposta indicando o estado: positivo, negativo, in-queue, etc.</text:span></text:p>
      <text:p text:style-name="P28"/>
      <text:p text:style-name="Normal"><text:span text:style-name="T29">Extensões:</text:span></text:p>
      <text:p text:style-name="Normal"><text:span text:style-name="T30">1.1 Não existe recurso disponível: Enviar uma mensagem para o ator que não existe recurso disponível no momento.</text:span></text:p>
      <text:p text:style-name="Normal"><text:span text:style-name="T31">2.1 Problemas com a comunicação via rede: Reenviar após um período de tempo. Caso falhe após X tentativas, remover o nodo na lista de colaboradores.</text:span></text:p>
      <text:p text:style-name="Normal"><text:span text:style-name="T32">2.2 O nodo não é mais colaborador: Remove da lista de colaboradores.</text:span></text:p>
      <text:p text:style-name="Normal"><text:span text:style-name="T33">2.3 As instruções se corromperam (ping: negativo) durante o envio: Reenviar imediatamente as instruções.</text:span></text:p>
      <text:p text:style-name="Normal"><text:span text:style-name="T34">2.4 O colaborador já estava processando (ping: in-queue): Coloca na lista de colaboradores processando.</text:span></text:p>
      <text:p text:style-name="P35"/>
      <text:p text:style-name="Normal"><text:span text:style-name="T36">Informação Relacionada:</text:span></text:p>
      <text:p text:style-name="Normal"><text:span text:style-name="T37">RNF: Performance.</text:span></text:p>
      <text:p text:style-name="Normal"><text:span text:style-name="T38">Prioridade: 10.0.</text:span></text:p>
      <text:p text:style-name="Normal"><text:span text:style-name="T39">Desempenho: Menor overhead possível.</text:span></text:p>
      <text:p text:style-name="Normal"><text:span text:style-name="T40">Frequência: Muito alta.</text:span></text:p>
      <text:p text:style-name="Normal"><text:span text:style-name="T41">Caso de Uso Pai: 0.X-Instanciar uma simulação</text:span></text:p>
      <text:p text:style-name="Normal"><text:span text:style-name="T42">Caso de Uso Subordinados: 0.2-Retornar o Estado da Simulação.</text:span></text:p>
      <text:p text:style-name="Normal"><text:span text:style-name="T43">Atores Secundários: App Pine (Pinheiro<text:s/></text:span><text:span text:style-name="T44">→</text:span><text:span text:style-name="T45"><text:s/>Árvore de Natal<text:s/></text:span><text:span text:style-name="T46">→</text:span><text:span text:style-name="T47"><text:s/>onde os presentes ficam)</text:span></text:p>
      <text:p text:style-name="P48"/>
      <text:p text:style-name="P49"/>
      <text:p text:style-name="Normal"><text:span text:style-name="T50">[Caso de uso 0.2] Retornar o Estado da Simulação</text:span></text:p>
      <text:p text:style-name="Normal"><text:span text:style-name="T51">Objetivo: Informar para os usuários-colaboradores (a.k.a Pais) sobre o andamento atual da simulação.</text:span></text:p>
      <text:p text:style-name="Normal"><text:span text:style-name="T52">Escopo: Framework Sleigh.</text:span></text:p>
      <text:p text:style-name="Normal"><text:span text:style-name="T53">Pré-Condições: Possuir uma simulação ativa.</text:span></text:p>
      <text:p text:style-name="Normal"><text:span text:style-name="T54">Condição Final de Sucesso: Retornar os dados (Estado atual: Em andamento, Interrompido, Finalizado; progresso atual) referente ao estado atual da simulação.</text:span></text:p>
      <text:p text:style-name="Normal"><text:span text:style-name="T55">Condição Final de Falha: Retornar que a simulação foi encerrada, pois o usuário cancelou a simulação.</text:span></text:p>
      <text:p text:style-name="Normal"><text:span text:style-name="T56">Ator: Cupid (Passivo)</text:span></text:p>
      <text:p text:style-name="P57"/>
      <text:p text:style-name="Normal"><text:span text:style-name="T58">Cenário Principal de Sucesso:</text:span></text:p>
      <text:p text:style-name="Normal"><text:span text:style-name="T59">1º passo. Acessar as variáveis de estado de simulação.</text:span></text:p>
      <text:p text:style-name="Normal"><text:span text:style-name="T60">2º passo. Enviar para interface web os dados acessados.</text:span></text:p>
      <text:p text:style-name="Normal"><text:span text:style-name="T61">3º passo: Receber o ping de resposta indicando o estado: positivo, negativo.</text:span></text:p>
      <text:p text:style-name="P62"/>
      <text:p text:style-name="Normal"><text:span text:style-name="T63">Extensões:</text:span></text:p>
      <text:p text:style-name="Normal"><text:span text:style-name="T64">1.1 Simulação não existente: Comunica para interface web que o recurso não pode ser utilizado, pois a simulação não existe.</text:span></text:p>
      <text:p text:style-name="Normal"><text:span text:style-name="T65">2.1 Falha no envio de dados: Aguardar o próximo ciclo de envio.</text:span></text:p>
      <text:p text:style-name="P66"/>
      <text:p text:style-name="Normal"><text:span text:style-name="T67">Informação Relacionada:</text:span></text:p>
      <text:p text:style-name="Normal"><text:span text:style-name="T68">RNF: Confiabilidade.</text:span></text:p>
      <text:p text:style-name="Normal"><text:span text:style-name="T69">Prioridade: 8.0.</text:span></text:p>
      <text:p text:style-name="Normal"><text:span text:style-name="T70">Desempenho: Menor overhead de rede possível.</text:span></text:p>
      <text:p text:style-name="Normal"><text:span text:style-name="T71">Frequência: Alta.</text:span></text:p>
      <text:p text:style-name="Normal"><text:span text:style-name="T72">Caso de Uso Pai: 0.1-Distribuir Simulação.</text:span></text:p>
      <text:p text:style-name="Normal"><text:span text:style-name="T73">Caso de Uso Subordinados: -</text:span></text:p>
      <text:p text:style-name="Normal"><text:span text:style-name="T74">Atores Secundários: -</text:span></text:p>
      <text:p text:style-name="P75"/>
      <text:p text:style-name="P76"/>
      <text:p text:style-name="Normal"><text:span text:style-name="T77">[Caso de uso 0.3] Parar a Simulação</text:span></text:p>
      <text:p text:style-name="Normal"><text:span text:style-name="T78">Objetivo: Usuário deseja interromper sua simulação.</text:span></text:p>
      <text:p text:style-name="Normal"><text:span text:style-name="T79">Escopo: Framework Sleigh.</text:span></text:p>
      <text:p text:style-name="Normal"><text:span text:style-name="T80">Pré-Condições: Possuir uma simulação ativa.</text:span></text:p>
      <text:p text:style-name="Normal"><text:span text:style-name="T81">Condição Final de Sucesso: Todos os stakeholders envolvidos com a determinada simulação serão devidamente pausados.</text:span></text:p>
      <text:p text:style-name="Normal"><text:span text:style-name="T82">Condição Final de Falha: Continua a simulação.</text:span></text:p>
      <text:p text:style-name="Normal"><text:span text:style-name="T83">Ator: Cupid (Ativo), Framework Sleigh.</text:span></text:p>
      <text:p text:style-name="Normal"/>
      <text:p text:style-name="Normal"><text:span text:style-name="T84">Cenário Principal de Sucesso:</text:span></text:p>
      <text:p text:style-name="Normal"><text:span text:style-name="T85">1º passo. Salvar o estado atual da simulação.</text:span></text:p>
      <text:p text:style-name="Normal"><text:span text:style-name="T86">2º passo. Enviar sinal de parada para a simulação em execução.</text:span></text:p>
      <text:p text:style-name="Normal"><text:span text:style-name="T87">3º passo. Receber o ping de resposta indicando estado: positivo, negativo.</text:span></text:p>
      <text:p text:style-name="Normal"><text:span text:style-name="T88">4º passo. Enviar para os usuários-colaborados que a simulação foi pausada.</text:span></text:p>
      <text:p text:style-name="Normal"><text:span text:style-name="T89">5º passo. Parar de enviar o estado de simulação.</text:span></text:p>
      <text:p text:style-name="P90"/>
      <text:p text:style-name="Normal"><text:span text:style-name="T91">Extensões:</text:span></text:p>
      <text:p text:style-name="Normal"><text:span text:style-name="T92">1.1 Falha no armazenamento do estado atual: Salva o último estado válido.</text:span></text:p>
      <text:p text:style-name="Normal"><text:span text:style-name="T93">2.1 Falha no envio do sinal: Aguardar o próximo ciclo de envio.</text:span></text:p>
      <text:p text:style-name="P94"/>
      <text:p text:style-name="Normal"><text:span text:style-name="T95">Informação Relacionada:</text:span></text:p>
      <text:p text:style-name="Normal"><text:span text:style-name="T96">RNF: Segurança.</text:span></text:p>
      <text:p text:style-name="Normal"><text:span text:style-name="T97">Prioridade: 7.5.</text:span></text:p>
      <text:p text:style-name="Normal"><text:span text:style-name="T98">Desempenho: Menor espaço de tempo possível.</text:span></text:p>
      <text:p text:style-name="Normal"><text:span text:style-name="T99">Frequência: Extremamente baixa.</text:span></text:p>
      <text:p text:style-name="Normal"><text:span text:style-name="T100">Caso de Uso Pai: -</text:span></text:p>
      <text:p text:style-name="Normal"><text:span text:style-name="T101">Caso de Uso Subordinados: -</text:span></text:p>
      <text:p text:style-name="Normal"><text:span text:style-name="T102">Atores Secundários: App Pine.</text:span></text:p>
      <text:p text:style-name="P103"/>
      <text:p text:style-name="P104"/>
      <text:p text:style-name="Normal"><text:span text:style-name="T105">[Caso de uso 0.4] Excluir a Simulação</text:span></text:p>
      <text:p text:style-name="Normal"><text:span text:style-name="T106">Objetivo: Usuário deseja finalizar sua simulação.</text:span></text:p>
      <text:p text:style-name="Normal"><text:span text:style-name="T107">Escopo: Framework Sleigh.</text:span></text:p>
      <text:p text:style-name="Normal"><text:span text:style-name="T108">Pré-Condições: Possuir uma simulação ativa.</text:span></text:p>
      <text:p text:style-name="Normal"><text:span text:style-name="T109">Condição Final de Sucesso: Todos os stakeholders envolvidos com a determinada simulação serão devidamente<text:s/></text:span><text:soft-page-break/><text:span text:style-name="T110">encerrados.</text:span></text:p>
      <text:p text:style-name="Normal"><text:span text:style-name="T111">Condição Final de Falha: Continua a simulação.</text:span></text:p>
      <text:p text:style-name="Normal"><text:span text:style-name="T112">Ator: Cupid (Ativo), Framework Sleigh.</text:span></text:p>
      <text:p text:style-name="Normal"/>
      <text:p text:style-name="Normal"><text:span text:style-name="T113">Cenário Principal de Sucesso:</text:span></text:p>
      <text:p text:style-name="Normal"><text:span text:style-name="T114">1º passo. Enviar o ping da morte para os stakeholders.</text:span></text:p>
      <text:p text:style-name="Normal"><text:span text:style-name="T115">2º passo. Enviar para os usuários-colaboradores que a simulação não existe mais.</text:span></text:p>
      <text:p text:style-name="Normal"><text:span text:style-name="T116">3º passo. Parar de receber o estado da simulação.</text:span></text:p>
      <text:p text:style-name="P117"/>
      <text:p text:style-name="Normal"><text:span text:style-name="T118">Extensões:</text:span></text:p>
      <text:p text:style-name="Normal"><text:span text:style-name="T119">1.1 Falha no envio do ping da morte: Reenviar, pois o ping da morte tarda mas não falha.</text:span></text:p>
      <text:p text:style-name="P120"/>
      <text:p text:style-name="Normal"><text:span text:style-name="T121">Informação Relacionada:</text:span></text:p>
      <text:p text:style-name="Normal"><text:span text:style-name="T122">RNF: Segurança.</text:span></text:p>
      <text:p text:style-name="Normal"><text:span text:style-name="T123">Prioridade: 7.5.</text:span></text:p>
      <text:p text:style-name="Normal"><text:span text:style-name="T124">Desempenho: Menor espaço de tempo possível.</text:span></text:p>
      <text:p text:style-name="Normal"><text:span text:style-name="T125">Frequência: Extremamente baixa.</text:span></text:p>
      <text:p text:style-name="Normal"><text:span text:style-name="T126">Caso de Uso Pai: -</text:span></text:p>
      <text:p text:style-name="Normal"><text:span text:style-name="T127">Caso de Uso Subordinados: -</text:span></text:p>
      <text:p text:style-name="Normal"><text:span text:style-name="T128">Atores Secundários: App Pine</text:span></text:p>
      <text:p text:style-name="P129"/>
      <text:p text:style-name="P130"/>
      <text:p text:style-name="Normal"><text:span text:style-name="T131">[Caso de uso 0.X] Configurar uma Simulação</text:span></text:p>
      <text:p text:style-name="Normal"><text:span text:style-name="T132">Objetivo: O usuário deseja criar um arquivo de configuração para poder instanciar uma simulação.</text:span></text:p>
      <text:p text:style-name="Normal"><text:span text:style-name="T133">Escopo: Cupid</text:span></text:p>
      <text:p text:style-name="Normal"><text:span text:style-name="T134">Pré-Condições: -</text:span></text:p>
      <text:p text:style-name="Normal"><text:span text:style-name="T135">Condição Final de Sucesso: O arquivo foi criado de acordo com as especificações desejadas pelo usuário.</text:span></text:p>
      <text:p text:style-name="Normal"><text:span text:style-name="T136">Condição Final de Falha: Os dados armazenados durante o processo são descartados.</text:span></text:p>
      <text:p text:style-name="Normal"><text:span text:style-name="T137">Ator: Usuário (Children).</text:span></text:p>
      <text:p text:style-name="P138"/>
      <text:p text:style-name="Normal"><text:span text:style-name="T139">Cenário Principal de Sucesso:</text:span></text:p>
      <text:p text:style-name="Normal"><text:span text:style-name="T140">1º passo. Passar as especificações da simulação.</text:span></text:p>
      <text:p text:style-name="Normal"><text:span text:style-name="T141">2º passo. Validar o arquivo criado.</text:span></text:p>
      <text:p text:style-name="Normal"><text:span text:style-name="T142">3º passo. Gerar o arquivo de configuração.</text:span></text:p>
      <text:p text:style-name="P143"/>
      <text:p text:style-name="Normal"><text:span text:style-name="T144">Extensões:</text:span></text:p>
      <text:p text:style-name="Normal"><text:span text:style-name="T145">2.2 O arquivo é dito inválido: Retorna uma mensagem avisando o problema, idealmente dando alguma dica de o que pode estar errado.</text:span></text:p>
      <text:p text:style-name="P146"/>
      <text:p text:style-name="Normal"><text:span text:style-name="T147">Informação Relacionada:</text:span></text:p>
      <text:p text:style-name="Normal"><text:span text:style-name="T148">RNF: Usabilidade.</text:span></text:p>
      <text:p text:style-name="Normal"><text:span text:style-name="T149">Prioridade: 10.0</text:span></text:p>
      <text:p text:style-name="Normal"><text:span text:style-name="T150">Desempenho:</text:span></text:p>
      <text:p text:style-name="Normal"><text:span text:style-name="T151">Frequência: média-baixa</text:span></text:p>
      <text:p text:style-name="Normal"><text:span text:style-name="T152">Caso de Uso Pai: -</text:span></text:p>
      <text:p text:style-name="Normal"><text:span text:style-name="T153">Caso de Uso Subordinado: 0.X-Instanciar uma simulação.</text:span></text:p>
      <text:p text:style-name="P154"/>
      <text:p text:style-name="P155"/>
      <text:p text:style-name="Normal"><text:span text:style-name="T156">[Caso de uso 0.X] Instanciar uma Simulação</text:span></text:p>
      <text:p text:style-name="Normal"><text:span text:style-name="T157">Objetivo: Usuário deseja executar uma simulação.</text:span></text:p>
      <text:p text:style-name="Normal"><text:span text:style-name="T158">Escopo: Framework Sleigh.</text:span></text:p>
      <text:p text:style-name="Normal"><text:span text:style-name="T159">Pré-Condições: Ter um arquivo de configuração da simulação.</text:span></text:p>
      <text:p text:style-name="Normal"><text:span text:style-name="T160">Condição Final de Sucesso: A simulação está sendo executada; usuário consegue acompanhar o progesso dela; ele consegue colaborar com aquela simulação.</text:span></text:p>
      <text:p text:style-name="Normal"><text:span text:style-name="T161">Condição Final de Falha: Todos os dados armazenados durante o processo são descartados. Caso a simulação já esteja acontecendo ele deverá excluir ela ou pausar.</text:span></text:p>
      <text:soft-page-break/>
      <text:p text:style-name="Normal"><text:span text:style-name="T162">Ator: Cupid</text:span></text:p>
      <text:p text:style-name="P163"/>
      <text:p text:style-name="Normal"><text:span text:style-name="T164">Cenário Principal de Sucesso:</text:span></text:p>
      <text:p text:style-name="Normal"><text:span text:style-name="T165">1º passo. Validar o arquivo de configuração.</text:span></text:p>
      <text:p text:style-name="Normal"><text:span text:style-name="T166">2º passo. Instanciar o Broker de acordo com as configurações passadas.</text:span></text:p>
      <text:p text:style-name="Normal"><text:span text:style-name="T167">3º passo. Criar a fila de tarefas a serem processadas ou um gerador de tarefas.</text:span></text:p>
      <text:p text:style-name="Normal"><text:span text:style-name="T168">4º passo. Enviar ping com estado de sucesso ou fracasso.</text:span></text:p>
      <text:p text:style-name="P169"/>
      <text:p text:style-name="Normal"><text:span text:style-name="T170">Extensões:</text:span></text:p>
      <text:p text:style-name="Normal"><text:span text:style-name="T171">1.1 Arquivo é dito inválido: Retorna uma mensagem de aviso dizendo o problema, idealmente dando alguma dica de o que pode estar errado.</text:span></text:p>
      <text:p text:style-name="P172"/>
      <text:p text:style-name="Normal"><text:span text:style-name="T173">Informações Relacionada:</text:span></text:p>
      <text:p text:style-name="Normal"><text:span text:style-name="T174">RNF: Segurança.</text:span></text:p>
      <text:p text:style-name="Normal"><text:span text:style-name="T175">Prioridade: 10.0.</text:span></text:p>
      <text:p text:style-name="Normal"><text:span text:style-name="T176">Desempenho: O menor tempo possível.</text:span></text:p>
      <text:p text:style-name="Normal"><text:span text:style-name="T177">Frequência: média-baixa</text:span></text:p>
      <text:p text:style-name="Normal"><text:span text:style-name="T178">Caso de Uso Pai: 0.X-Configurar uma Simulação.</text:span></text:p>
      <text:p text:style-name="Normal"><text:span text:style-name="T179">Caso de Uso Subordinados: 0.1-Distribuir uma Simulação.</text:span></text:p>
      <text:p text:style-name="P180"/>
      <text:p text:style-name="P181"/>
      <text:p text:style-name="Normal"><text:span text:style-name="T182">[Caso de uso 0.X] Retornar Resultado da Simulação</text:span></text:p>
      <text:p text:style-name="Normal"><text:span text:style-name="T183">Objetivo: O colaborador deseja retornar o resultado da seu trabalho.</text:span></text:p>
      <text:p text:style-name="Normal"><text:span text:style-name="T184">Escopo: App Pine</text:span></text:p>
      <text:p text:style-name="Normal"><text:span text:style-name="T185">Pré-Condições: Ter terminado de simular o trabalho designado a ele.</text:span></text:p>
      <text:p text:style-name="Normal"><text:span text:style-name="T186">Condição Final Sucesso: Os dados gerados são armazenados com sucesso no banco de dados.</text:span></text:p>
      <text:p text:style-name="Normal"><text:span text:style-name="T187">Condição Final de Fallha: A carga de trabalho que antes foi designado a ele deve ser simulado de novo.</text:span></text:p>
      <text:p text:style-name="Normal"><text:span text:style-name="T188">Ator: Colaborador (Father)</text:span></text:p>
      <text:p text:style-name="P189"/>
      <text:p text:style-name="Normal"><text:span text:style-name="T190">Cenário Principal de Sucesso:</text:span></text:p>
      <text:p text:style-name="Normal"><text:span text:style-name="T191">1º passo. Selecionar e formatar os dados gerados.</text:span></text:p>
      <text:p text:style-name="Normal"><text:span text:style-name="T192">2º passo. Enviar os dados para o banco de dados.</text:span></text:p>
      <text:p text:style-name="Normal"><text:span text:style-name="T193">3º passo. Receber um ping de resposta indicando o estado: positivo, negativo.</text:span></text:p>
      <text:p text:style-name="P194"/>
      <text:p text:style-name="Normal"><text:span text:style-name="T195">Extensões:</text:span></text:p>
      <text:p text:style-name="Normal"><text:span text:style-name="T196">2.1 Falha no envio de dados: Tentar novamente após receber o ping de resposta negativo.</text:span></text:p>
      <text:p text:style-name="P197"/>
      <text:p text:style-name="Normal"><text:span text:style-name="T198">Informação Relacionada:</text:span></text:p>
      <text:p text:style-name="Normal"><text:span text:style-name="T199">RNF: Segurança.</text:span></text:p>
      <text:p text:style-name="Normal"><text:span text:style-name="T200">Prioridade: 10.0</text:span></text:p>
      <text:p text:style-name="Normal"><text:span text:style-name="T201">Desempenho: Menor overhead de rede possível.</text:span></text:p>
      <text:p text:style-name="Normal"><text:span text:style-name="T202">Frequência: Muito alta</text:span></text:p>
      <text:p text:style-name="Normal"><text:span text:style-name="T203">Caso de Uso Pai: 0.1-Distribuir Simulação,...</text:span></text:p>
      <text:p text:style-name="Normal"><text:span text:style-name="T204">Caso de Uso Subordinados: X.X-Armazenar o Resultado da Simulação.</text:span></text:p>
      <text:p text:style-name="P205"/>
      <text:p text:style-name="P206"/>
      <text:p text:style-name="Normal"><text:span text:style-name="T207">[Caso de uso 0.X] Armazenar o Resultado da Simulação</text:span></text:p>
      <text:p text:style-name="Normal"><text:span text:style-name="T208">Objetivo: Os dados gerados pelo colaborador deve ser armazenado em um banco dados.</text:span></text:p>
      <text:p text:style-name="Normal"><text:span text:style-name="T209">Escopo: North Pole.</text:span></text:p>
      <text:p text:style-name="Normal"><text:span text:style-name="T210">Pré-Condições: Receber corretamente os dados gerados.</text:span></text:p>
      <text:p text:style-name="Normal"><text:span text:style-name="T211">Condição Final de Sucesso: Os dados foram armazenados.</text:span></text:p>
      <text:p text:style-name="Normal"><text:span text:style-name="T212">Condição Final de Falha: Os dados devem ser gerados novamente.</text:span></text:p>
      <text:p text:style-name="P213"/>
      <text:p text:style-name="Normal"><text:span text:style-name="T214">Cenário Principal de Sucesso:</text:span></text:p>
      <text:p text:style-name="Normal"><text:span text:style-name="T215">1º passo. ?</text:span></text:p>
      <text:p text:style-name="Normal"><text:span text:style-name="T216">2º passo. ?</text:span></text:p>
      <text:soft-page-break/>
      <text:p text:style-name="Normal"><text:span text:style-name="T217">...</text:span></text:p>
      <text:p text:style-name="P218"/>
      <text:p text:style-name="Normal"><text:span text:style-name="T219">Extensões:</text:span></text:p>
      <text:p text:style-name="Normal"><text:span text:style-name="T220">...</text:span></text:p>
      <text:p text:style-name="P221"/>
      <text:p text:style-name="Normal"><text:span text:style-name="T222">Informação Relacionada:</text:span></text:p>
      <text:p text:style-name="Normal"><text:span text:style-name="T223">RNF: Baixo consumo das unidades de armazenamento.</text:span></text:p>
      <text:p text:style-name="Normal"><text:span text:style-name="T224">Prioridade: 10.0.</text:span></text:p>
      <text:p text:style-name="Normal"><text:span text:style-name="T225">Desempenho: Pouco gasto da unidade de armazenamento.</text:span></text:p>
      <text:p text:style-name="Normal"><text:span text:style-name="T226">Frequência: Muito alta.</text:span></text:p>
      <text:p text:style-name="Normal"><text:span text:style-name="T227">Caso de Uso Pai: 0.X-Retornar Resultado da Simulação.</text:span></text:p>
      <text:p text:style-name="Normal"><text:span text:style-name="T228">Caso de Uso Subordinados: -</text:span></text:p>
      <text:p text:style-name="P229"/>
      <text:p text:style-name="P230"/>
      <text:p text:style-name="P231"/>
      <text:p text:style-name="P232"/>
      <text:p text:style-name="P233"/>
      <text:p text:style-name="Normal"><text:span text:style-name="T234">[Caso de uso 0.X] Getting Started</text:span></text:p>
      <text:p text:style-name="Normal"><text:span text:style-name="T235">Objetivo: A partir da interface web, seguir passos para iniciar uma nova simulação.</text:span></text:p>
      <text:p text:style-name="Normal"><text:span text:style-name="T236">Escopo: Cupid.</text:span></text:p>
      <text:p text:style-name="Normal"><text:span text:style-name="T237">Precondições: Estar logado em sua conta(Então precisamos decidir se ele pode começar uma simulação mesmo não tendo nenhum domínio dentro do site).</text:span></text:p>
      <text:p text:style-name="Normal"><text:span text:style-name="T238">Condição Final de Sucesso: Seguir os passos básicos de configurações, e iniciar uma simulação.</text:span></text:p>
      <text:p text:style-name="Normal"><text:span text:style-name="T239">Condição Final de Falha: Não conseguir iniciar a simulação.</text:span></text:p>
      <text:p text:style-name="Normal"><text:span text:style-name="T240">Ator: Cupid (Ativo), Interface Web(Nome mais adequado).</text:span></text:p>
      <text:p text:style-name="P241"/>
      <text:p text:style-name="Normal"><text:span text:style-name="T242">Cenário Principal de Sucesso:</text:span></text:p>
      <text:p text:style-name="Normal"><text:span text:style-name="T243">1º passo. Entrada correta com todo os dados básicos para o início da simulação.</text:span></text:p>
      <text:p text:style-name="Normal"><text:span text:style-name="T244">2º passo. Enviar todos os dados para o Framework Sleigh.</text:span></text:p>
      <text:p text:style-name="Normal"><text:span text:style-name="T245">3º passo. Receber o ping de resposta indicando estado: positivo, negativo.</text:span></text:p>
      <text:p text:style-name="P246"/>
      <text:p text:style-name="Normal"><text:span text:style-name="T247">Extensões:</text:span></text:p>
      <text:p text:style-name="Normal"><text:span text:style-name="T248">1.1 Falta de <text:s/>dados ou entrada incorreta: Apresentar uma mensagem de aviso, esperar os dados serem ajustados ou completados.</text:span></text:p>
      <text:p text:style-name="Normal"><text:span text:style-name="T249">1.2 Problemas com a comunicação via rede: Reenviar após um período de tempo. Caso falhe após X tentativas, remover o nodo na lista de colaboradores.</text:span></text:p>
      <text:p text:style-name="P250"/>
      <text:p text:style-name="Normal"><text:span text:style-name="T251">Informação Relacionada:</text:span></text:p>
      <text:p text:style-name="Normal"><text:span text:style-name="T252">Prioridade: 9.0.</text:span></text:p>
      <text:p text:style-name="Normal"><text:span text:style-name="T253">Desempenho: Menor espaço de tempo possível.</text:span></text:p>
      <text:p text:style-name="Normal"><text:span text:style-name="T254">Frequência: Extremamente alta.</text:span></text:p>
      <text:p text:style-name="Normal"><text:span text:style-name="T255">Caso de Uso Pai: -</text:span></text:p>
      <text:p text:style-name="Normal"><text:span text:style-name="T256">Caso de Uso Subordinados: Unknow.</text:span></text:p>
      <text:p text:style-name="Normal"><text:span text:style-name="T257">Atores Secundários: Framework Slegh.</text:span></text:p>
      <text:p text:style-name="P258"/>
      <text:p text:style-name="P259"/>
      <text:p text:style-name="Normal"><text:span text:style-name="T260">[Caso de uso 0.X] Documentation</text:span></text:p>
      <text:p text:style-name="Normal"><text:span text:style-name="T261">Objetivo: A partir da interface web, seguir para a página onde se encontra a documentação.</text:span></text:p>
      <text:p text:style-name="Normal"><text:span text:style-name="T262">Escopo: Cupid.</text:span></text:p>
      <text:p text:style-name="Normal"><text:span text:style-name="T263">Precondições: Não possui.</text:span></text:p>
      <text:p text:style-name="Normal"><text:span text:style-name="T264">Condição Final de Sucesso: Seguir para página de visualização da documentação.</text:span></text:p>
      <text:p text:style-name="Normal"><text:span text:style-name="T265">Condição Final de Falha: Não conseguir acessar a página.</text:span></text:p>
      <text:p text:style-name="Normal"><text:span text:style-name="T266">Ator: Cupid (Ativo), Interface Web(Nome mais adequado).</text:span></text:p>
      <text:p text:style-name="P267"/>
      <text:p text:style-name="Normal"><text:span text:style-name="T268">Cenário Principal de Sucesso:</text:span></text:p>
      <text:soft-page-break/>
      <text:p text:style-name="Normal"><text:span text:style-name="T269">1º passo. A partir da página inicial seguir para a página de documentação.</text:span></text:p>
      <text:p text:style-name="P270"/>
      <text:p text:style-name="Normal"><text:span text:style-name="T271">Extensões:</text:span></text:p>
      <text:p text:style-name="Normal"><text:span text:style-name="T272">1.1 Problemas de indisponibilidade da página: Avisar os desenvolvedores que a página está com problemas.</text:span></text:p>
      <text:p text:style-name="P273"/>
      <text:p text:style-name="Normal"><text:span text:style-name="T274">Informação Relacionada:</text:span></text:p>
      <text:p text:style-name="Normal"><text:span text:style-name="T275">RNF: Usabilidade.</text:span></text:p>
      <text:p text:style-name="Normal"><text:span text:style-name="T276">Prioridade: 3.0.</text:span></text:p>
      <text:p text:style-name="Normal"><text:span text:style-name="T277">Desempenho: Menor espaço de tempo possível.</text:span></text:p>
      <text:p text:style-name="Normal"><text:span text:style-name="T278">Frequência: Extremamente baixa.</text:span></text:p>
      <text:p text:style-name="Normal"><text:span text:style-name="T279">Caso de Uso Pai: -</text:span></text:p>
      <text:p text:style-name="Normal"><text:span text:style-name="T280">Caso de Uso Subordinados: Unknow.</text:span></text:p>
      <text:p text:style-name="Normal"><text:span text:style-name="T281">Atores Secundários: Unknow.</text:span></text:p>
      <text:p text:style-name="P282"/>
      <text:p text:style-name="Normal"><text:span text:style-name="T283">[Caso de uso 0.X] Download Host Manager (Precisamos de mais nomes divertidos)</text:span></text:p>
      <text:p text:style-name="Normal"><text:span text:style-name="T284">Objetivo: A partir da interface web ser redirecionado para um link de download.</text:span></text:p>
      <text:p text:style-name="Normal"><text:span text:style-name="T285">Escopo: Cupid.</text:span></text:p>
      <text:p text:style-name="Normal"><text:span text:style-name="T286">Precondições: Não possui.</text:span></text:p>
      <text:p text:style-name="Normal"><text:span text:style-name="T287">Condição Final de Sucesso: Ser enviado a partir da página inicial para o download, dando seu início.</text:span></text:p>
      <text:p text:style-name="Normal"><text:span text:style-name="T288">Condição Final de Falha: Não conseguir iniciar o download.</text:span></text:p>
      <text:p text:style-name="Normal"><text:span text:style-name="T289">Ator: Cupid (Ativo), Interface Web(Nome mais adequado).</text:span></text:p>
      <text:p text:style-name="P290"/>
      <text:p text:style-name="Normal"><text:span text:style-name="T291">Cenário Principal de Sucesso:</text:span></text:p>
      <text:p text:style-name="Normal"><text:span text:style-name="T292">1º passo. A partir da página inicial seguir para a o link de download do Host Manager.</text:span></text:p>
      <text:p text:style-name="Normal"><text:span text:style-name="T293">2º passo. Inicializar o download.</text:span></text:p>
      <text:p text:style-name="P294"/>
      <text:p text:style-name="Normal"><text:span text:style-name="T295">Extensões:</text:span></text:p>
      <text:p text:style-name="Normal"><text:span text:style-name="T296">1.1 Problemas de indisponibilidade da página: Avisar os desenvolvedores que a página está com problemas.</text:span></text:p>
      <text:p text:style-name="Normal"><text:span text:style-name="T297">2.1 Problemas na inicialização do download: Enviar mensagem de aviso para os desenvolvedores relatando o problema.</text:span></text:p>
      <text:p text:style-name="P298"/>
      <text:p text:style-name="Normal"><text:span text:style-name="T299">Informação Relacionada:</text:span></text:p>
      <text:p text:style-name="Normal"><text:span text:style-name="T300">RNF: Performance(Taxa de transferência).</text:span></text:p>
      <text:p text:style-name="Normal"><text:span text:style-name="T301">Prioridade: 8.0.</text:span></text:p>
      <text:p text:style-name="Normal"><text:span text:style-name="T302">Desempenho: Menor espaço de tempo possível.</text:span></text:p>
      <text:p text:style-name="Normal"><text:span text:style-name="T303">Frequência: Alta.</text:span></text:p>
      <text:p text:style-name="Normal"><text:span text:style-name="T304">Caso de Uso Pai: -</text:span></text:p>
      <text:p text:style-name="Normal"><text:span text:style-name="T305">Caso de Uso Subordinados: Unknow.</text:span></text:p>
      <text:p text:style-name="Normal"><text:span text:style-name="T306">Atores Secundários: Unknow.</text:span></text:p>
      <text:p text:style-name="P307"/>
      <text:p text:style-name="P308"/>
      <text:p text:style-name="Normal"><text:span text:style-name="T309">[Caso de uso 0.8] Sign in</text:span></text:p>
      <text:p text:style-name="Normal"><text:span text:style-name="T310">Objetivo: Efetuar o login do usuário.</text:span></text:p>
      <text:p text:style-name="Normal"><text:span text:style-name="T311">Escopo: Cupid.</text:span></text:p>
      <text:p text:style-name="Normal"><text:span text:style-name="T312">Precondições: Já possuir uma conta autenticada pelo sistema.</text:span></text:p>
      <text:p text:style-name="Normal"><text:span text:style-name="T313">Condição Final de Sucesso: Acessar a conta do usuário corretamente.</text:span></text:p>
      <text:p text:style-name="Normal"><text:span text:style-name="T314">Condição Final de Falha: Não conseguir acessar a conta por falha do sistema.</text:span></text:p>
      <text:p text:style-name="Normal"><text:span text:style-name="T315">Ator: Cupid (Ativo), Interface Web(Nome mais adequado), Banco de dados.</text:span></text:p>
      <text:p text:style-name="P316"/>
      <text:p text:style-name="Normal"><text:span text:style-name="T317">Cenário Principal de Sucesso:</text:span></text:p>
      <text:p text:style-name="Normal"><text:span text:style-name="T318">1º passo. Entrada correta com os dados de login e senha.</text:span></text:p>
      <text:p text:style-name="Normal"><text:span text:style-name="T319">2º passo. Link de recuperação de senha(NECESSARIO FAZER UM CASO DE USO).</text:span></text:p>
      <text:p text:style-name="Normal"><text:span text:style-name="T320">3º passo. Acessar as configurações e perfil do usuário.</text:span></text:p>
      <text:p text:style-name="P321"/>
      <text:p text:style-name="Normal"><text:span text:style-name="T322">Extensões:</text:span></text:p>
      <text:p text:style-name="Normal"><text:span text:style-name="T323">1.1 Problemas de indisponibilidade da página: Avisar os desenvolvedores que a página está com problemas.</text:span></text:p>
      <text:p text:style-name="Normal"><text:span text:style-name="T324">2.1 Problemas na recuperação da senha: Enviar mensagem de aviso para os desenvolvedores relatando o problema.</text:span></text:p>
      <text:p text:style-name="P325"/>
      <text:p text:style-name="Normal"><text:span text:style-name="T326">Informação Relacionada:</text:span></text:p>
      <text:p text:style-name="Normal"><text:span text:style-name="T327">RNF:</text:span><text:span text:style-name="T328"><text:s/></text:span><text:span text:style-name="T329">Usabilidade.</text:span></text:p>
      <text:p text:style-name="Normal"><text:span text:style-name="T330">Prioridade: 8.0. (Aqui vai depender, pois se ele puder fazer simulações sem estar logado a note será mais baixa)</text:span></text:p>
      <text:p text:style-name="Normal"><text:span text:style-name="T331">Desempenho: Menor espaço de tempo possível.</text:span></text:p>
      <text:p text:style-name="Normal"><text:span text:style-name="T332">Frequência: Alta.(Aqui vai depender, pois se ele puder fazer simulações sem estar logado a note será mais baixa)</text:span></text:p>
      <text:p text:style-name="Normal"><text:span text:style-name="T333">Caso de Uso Pai: -</text:span></text:p>
      <text:p text:style-name="Normal"><text:span text:style-name="T334">Caso de Uso Subordinados: Unknow.</text:span></text:p>
      <text:p text:style-name="Normal"><text:span text:style-name="T335">Atores Secundários: Unknow.</text:span></text:p>
      <text:p text:style-name="P336"/>
      <text:p text:style-name="Normal"><text:span text:style-name="T337">________________________________________________________________________________________________________________________</text:span></text:p>
      <text:p text:style-name="P338"/>
      <text:p text:style-name="Normal"><text:span text:style-name="T339">Falta alocar os dados para o App Pine das máquians para o P2P</text:span><text:span text:style-name="T340">.</text:span></text:p>
      <text:p text:style-name="P341"/>
      <text:p text:style-name="Normal"><text:span text:style-name="T342">[Caso de uso X.X] Configurar um método de distribuição</text:span></text:p>
      <text:p text:style-name="Normal"><text:span text:style-name="T343">...</text:span></text:p>
      <text:p text:style-name="P344"/>
      <text:p text:style-name="Normal"><text:span text:style-name="T345">[Caso de uso X.X] Avaliar um método de distribuição (benchmarking)</text:span></text:p>
      <text:p text:style-name="Normal"><text:span text:style-name="T346">Objetivo: O usuário deseja avaliar algum método para ver o seu desempenho.</text:span></text:p>
      <text:p text:style-name="Normal"><text:span text:style-name="T347">Escopo: Cupid.</text:span></text:p>
      <text:p text:style-name="Normal"><text:span text:style-name="T348">Pré-Condição: Ter algum benchmark no sistema para avaliar o método.</text:span></text:p>
      <text:p text:style-name="Normal"><text:span text:style-name="T349">Condição Final de Suceso: O usuário teve como saída as estatísticas da avaliação.</text:span></text:p>
      <text:p text:style-name="Normal"><text:span text:style-name="T350">Condição Final de Falha: Os dados gerados são descartados.</text:span></text:p>
      <text:p text:style-name="Normal"><text:span text:style-name="T351">Ator Primário: Children.</text:span></text:p>
      <text:p text:style-name="P352"/>
      <text:p text:style-name="Normal"><text:span text:style-name="T353">Cenário Principal de Sucesso:</text:span></text:p>
      <text:p text:style-name="Normal"><text:span text:style-name="T354">1º passo. Acessa a página que gerencia os benchmarks.</text:span></text:p>
      <text:p text:style-name="Normal"><text:span text:style-name="T355">2º passo. Selecionar os benchmarks e confirmar o comando de avaliação de método.</text:span></text:p>
      <text:p text:style-name="Normal"><text:span text:style-name="T356">3º passo. Submeter o método no sistema.</text:span></text:p>
      <text:p text:style-name="Normal"><text:span text:style-name="T357">4º passo. Distribuir a avaliação para os colaboradores disponíveis.</text:span></text:p>
      <text:p text:style-name="P358"/>
      <text:p text:style-name="Normal"><text:span text:style-name="T359">Extensões:</text:span></text:p>
      <text:p text:style-name="Normal"><text:span text:style-name="T360">1.1. A página não está disponível: Mostrar uma mensagem do motivo do serviço estar inativo.</text:span></text:p>
      <text:p text:style-name="Normal"><text:span text:style-name="T361">3.1. Método submetido é dito invalido: Mostra uma mensagem de erro para o usuário.</text:span></text:p>
      <text:p text:style-name="Normal"><text:span text:style-name="T362">4.1. Existe nenhum colaborador alocado para essa tarefa: Então o próprio sistema fará essa avaliação. Enviar uma mensagem para o usuário com a estimativa de termino. Caso seja muito longo sugerir para que ele associe algum colaborar com essa tarefa.</text:span></text:p>
      <text:p text:style-name="P363"/>
      <text:p text:style-name="Normal"><text:span text:style-name="T364">Informação Relacionada:</text:span></text:p>
      <text:p text:style-name="Normal"><text:span text:style-name="T365">Prioridade: 5.</text:span></text:p>
      <text:p text:style-name="Normal"><text:span text:style-name="T366">RNF: Usabilidade e alta taxa de transferência.</text:span></text:p>
      <text:p text:style-name="Normal"><text:span text:style-name="T367">Frequência: Unknown.</text:span></text:p>
      <text:p text:style-name="Normal"><text:span text:style-name="T368">Casos de Uso Pai: -</text:span></text:p>
      <text:p text:style-name="Normal"><text:span text:style-name="T369">Casos de Uso Filho: -</text:span></text:p>
      <text:p text:style-name="Normal"><text:span text:style-name="T370">Atores Secundários: -.</text:span></text:p>
      <text:p text:style-name="P371"/>
      <text:p text:style-name="Normal"><text:span text:style-name="T372">[Caso de uso X.X] Baixar algum benchmark</text:span></text:p>
      <text:p text:style-name="Normal"><text:span text:style-name="T373">Objetivo: O usuário deseja baixar os dados de algum benchmark.</text:span></text:p>
      <text:p text:style-name="Normal"><text:span text:style-name="T374">Escopo: Cupid.</text:span></text:p>
      <text:p text:style-name="Normal"><text:span text:style-name="T375">Pré-Condição: Ter algum benchmark no sistema.</text:span></text:p>
      <text:p text:style-name="Normal"><text:span text:style-name="T376">Condição Final de Sucesso: O usuário consegue baixar todos os dados de um benchmark.</text:span></text:p>
      <text:p text:style-name="Normal"><text:span text:style-name="T377">Condição Final de Falha: Os dados parcialmente baixados são descartados.</text:span></text:p>
      <text:p text:style-name="Normal"><text:span text:style-name="T378">Ator Primário: Usuário.</text:span></text:p>
      <text:p text:style-name="P379"/>
      <text:p text:style-name="Normal"><text:span text:style-name="T380">Cenário Principal de Sucesso:</text:span></text:p>
      <text:soft-page-break/>
      <text:p text:style-name="Normal"><text:span text:style-name="T381">1º passo. Acessa a página que gerencia os benchmarks.</text:span></text:p>
      <text:p text:style-name="Normal"><text:span text:style-name="T382">2º passo. Selecionar os benchmarks e confirmar o comando de download.</text:span></text:p>
      <text:p text:style-name="Normal"><text:span text:style-name="T383">3º passo. Mandar os dados para a máquina do usuário.</text:span></text:p>
      <text:p text:style-name="P384"/>
      <text:p text:style-name="Normal"><text:span text:style-name="T385">Extensões:</text:span></text:p>
      <text:p text:style-name="Normal"><text:span text:style-name="T386">1.1. A página não está disponível: Mostrar uma mensagem do motivo do serviço estar inativo.</text:span></text:p>
      <text:p text:style-name="Normal"><text:span text:style-name="T387">3.1. Verificar quais colaboradores possuem os dados referentes aos benchmarks: Criar um plano de envio dos dados (Outro caso de uso).</text:span></text:p>
      <text:p text:style-name="Normal"><text:span text:style-name="T388">3.2. Nenhum colaborador possui os dados referentes aquele benchmark: Manda os dados apenas do repositório padrão.</text:span></text:p>
      <text:p text:style-name="P389"/>
      <text:p text:style-name="Normal"><text:span text:style-name="T390">Informação Relacionada:</text:span></text:p>
      <text:p text:style-name="Normal"><text:span text:style-name="T391">Prioridade: 5.</text:span></text:p>
      <text:p text:style-name="Normal"><text:span text:style-name="T392">RNF: Usabilidade e alta taxa de transferência.</text:span></text:p>
      <text:p text:style-name="Normal"><text:span text:style-name="T393">Frequência: Extremamente baixa.</text:span></text:p>
      <text:p text:style-name="Normal"><text:span text:style-name="T394">Casos de Uso Pai: -</text:span></text:p>
      <text:p text:style-name="Normal"><text:span text:style-name="T395">Casos de Uso Filho: -</text:span></text:p>
      <text:p text:style-name="Normal"><text:span text:style-name="T396">Atores Secundários: App Pine e pine-to-pine.</text:span></text:p>
      <text:p text:style-name="P397"/>
      <text:p text:style-name="P398"/>
      <text:p text:style-name="Normal"><text:span text:style-name="T399">[Caso de uso X.X] Mandar o Estado do Host para a Interface Web</text:span></text:p>
      <text:p text:style-name="Normal"><text:span text:style-name="T400">Objetivo: O gerenciador da conta do usuário quer saber o estado das máquinas cadastradas.</text:span></text:p>
      <text:p text:style-name="Normal"><text:span text:style-name="T401">Escopo: Mother.</text:span></text:p>
      <text:p text:style-name="Normal"><text:span text:style-name="T402">Pré-Condição: Ter uma conta de usuário.</text:span></text:p>
      <text:p text:style-name="Normal"><text:span text:style-name="T403">Condição Final de Sucesso: Os estados das máquinas foram atualizadas.</text:span></text:p>
      <text:p text:style-name="Normal"><text:span text:style-name="T404">Condição Final de Falha: -</text:span></text:p>
      <text:p text:style-name="Normal"><text:span text:style-name="T405">Ator Primário: App Pine</text:span></text:p>
      <text:p text:style-name="P406"/>
      <text:p text:style-name="Normal"><text:span text:style-name="T407">Cenário Principal de Sucesso:</text:span></text:p>
      <text:p text:style-name="Normal"><text:span text:style-name="T408">1º passo. Recebe os estados da máquinas cadastradas.</text:span></text:p>
      <text:p text:style-name="Normal"><text:span text:style-name="T409">2º passo. Verifica quais máquinas enviaram as mensagens.</text:span></text:p>
      <text:p text:style-name="Normal"><text:span text:style-name="T410">3º passo. Atualiza o estado delas de acordo com as mensagens recebidas.</text:span></text:p>
      <text:p text:style-name="P411"/>
      <text:p text:style-name="Normal"><text:span text:style-name="T412">Extensões:</text:span></text:p>
      <text:p text:style-name="Normal"><text:span text:style-name="T413">2.1. Alguma máquina não enviou o seu estado dentro de um período de tempo estipulado. Marca o seu estado como indisponível.</text:span></text:p>
      <text:p text:style-name="Normal"><text:span text:style-name="T414">2.2. Alguma enviou o seu estado como processando. Marca o seu estado como trabalhando.</text:span></text:p>
      <text:p text:style-name="Normal"><text:span text:style-name="T415">2.3 Alguma máquina enviou o seu estado como ocioso. Marca o seu estado como desempregado (Criar uma feature para avisar o usuário sobre as máqunas ociosas?).</text:span></text:p>
      <text:p text:style-name="P416"/>
      <text:p text:style-name="Normal"><text:span text:style-name="T417">Informação Relacionada:</text:span></text:p>
      <text:p text:style-name="Normal"><text:span text:style-name="T418">Prioridade: 6.</text:span></text:p>
      <text:p text:style-name="Normal"><text:span text:style-name="T419">RNF: Disponibilidade.</text:span></text:p>
      <text:p text:style-name="Normal"><text:span text:style-name="T420">Frequência: Média alta.</text:span></text:p>
      <text:p text:style-name="Normal"><text:span text:style-name="T421">Casos de Uso Pai: -</text:span></text:p>
      <text:p text:style-name="Normal"><text:span text:style-name="T422">Casos de Uso Filho: -</text:span></text:p>
      <text:p text:style-name="Normal"><text:span text:style-name="T423">Atores Secundários: App Pine.</text:span></text:p>
      <text:p text:style-name="P424"/>
      <text:p text:style-name="Normal"><text:span text:style-name="T425">[Caso de uso X.X] Desassociar uma Máquina com uma Conta de Usuário via Interface Web</text:span></text:p>
      <text:p text:style-name="Normal"><text:span text:style-name="T426">Objetivo: O usuário deseja desassociar a sua máquina com uma conta de usuário.</text:span></text:p>
      <text:p text:style-name="Normal"><text:span text:style-name="T427">Escopo: Cupid.</text:span></text:p>
      <text:p text:style-name="Normal"><text:span text:style-name="T428">Pré-Condição: Ter alguma máquina associada com a sua conta de usuário.</text:span></text:p>
      <text:p text:style-name="Normal"><text:span text:style-name="T429">Condição Final de Sucesso: <text:s/>A máquina foi desassociada.</text:span></text:p>
      <text:p text:style-name="Normal"><text:span text:style-name="T430">Condição Final de Falha: A máquina continua associada.</text:span></text:p>
      <text:p text:style-name="Normal"><text:span text:style-name="T431">Ator Primário: Usuário.</text:span></text:p>
      <text:p text:style-name="P432"/>
      <text:p text:style-name="Normal"><text:span text:style-name="T433">Cenário Principal de Sucesso:</text:span></text:p>
      <text:soft-page-break/>
      <text:p text:style-name="Normal"><text:span text:style-name="T434">1º passo: Acessar a página de gerenciamento das máquinas associadas com a conta do usuário.</text:span></text:p>
      <text:p text:style-name="Normal"><text:span text:style-name="T435">2º passo: Selecionar as máquinas desejadas.</text:span></text:p>
      <text:p text:style-name="Normal"><text:span text:style-name="T436">3º passo: Inserir o comando de desassociação e confirmar a ação.</text:span></text:p>
      <text:p text:style-name="Normal"><text:span text:style-name="T437">4º passo: Mandar o comando para o App Pine de cada máquina</text:span></text:p>
      <text:p text:style-name="P438"/>
      <text:p text:style-name="Normal"><text:span text:style-name="T439">Extensões:</text:span></text:p>
      <text:p text:style-name="Normal"><text:span text:style-name="T440">1.1 A página não está disponível: Mostrar uma mensagem do motivo do serviço estar inativo.</text:span></text:p>
      <text:p text:style-name="Normal"><text:span text:style-name="T441">2.1 O usuário não possue nenhuma máquina associado com a conta do usuário: Mostrar uma mensagem dizendo a situação.</text:span></text:p>
      <text:p text:style-name="Normal"><text:span text:style-name="T442">4.1. Não <text:s/>consegui conectar com o App Pine: Tentar novamente. Caso não funcione após x tentativas, apenas tirar da lista de máquinas cadastradas. (</text:span><text:span text:style-name="T443">O App pine deve verificar se ele está cadastrado, caso contrário mudar o seu estado; mais um caso de uso</text:span><text:span text:style-name="T444">)</text:span></text:p>
      <text:p text:style-name="P445"/>
      <text:p text:style-name="Normal"><text:span text:style-name="T446">Informação Relacionada:</text:span></text:p>
      <text:p text:style-name="Normal"><text:span text:style-name="T447">Prioridade: 5.</text:span></text:p>
      <text:p text:style-name="Normal"><text:span text:style-name="T448">RNF: Usabilidade e simplicidade.</text:span></text:p>
      <text:p text:style-name="Normal"><text:span text:style-name="T449">Frequência: Extremamente baixa.</text:span></text:p>
      <text:p text:style-name="Normal"><text:span text:style-name="T450">Caso de Uso Pai: -</text:span></text:p>
      <text:p text:style-name="Normal"><text:span text:style-name="T451">Caso de Uso Subordinados: -</text:span></text:p>
      <text:p text:style-name="Normal"><text:span text:style-name="T452">Atores Secundários: App Pine</text:span></text:p>
      <text:p text:style-name="P453"/>
      <text:p text:style-name="Normal"><text:span text:style-name="T454">[Caso de uso X.X] Cadastrar uma Máquina com uma Conta de Usuário</text:span></text:p>
      <text:p text:style-name="Normal"><text:span text:style-name="T455">Objetivo: O usuário quer gerenciar as suas máquinas através da interface web.</text:span></text:p>
      <text:p text:style-name="Normal"><text:span text:style-name="T456">Escopo: App Pine.</text:span></text:p>
      <text:p text:style-name="Normal"><text:span text:style-name="T457">Pré-Condições: Ter instalado o App Pine.</text:span></text:p>
      <text:p text:style-name="Normal"><text:span text:style-name="T458">Condição Final de Sucesso: O cadastro foi feito com sucesso e a lista de máquinas associadas à conta foi atualizada.</text:span></text:p>
      <text:p text:style-name="Normal"><text:span text:style-name="T459">Condição Final de Falha: A lista de máquinas associadas à sua não foi alterada.</text:span></text:p>
      <text:p text:style-name="Normal"><text:span text:style-name="T460">Ator Primário: Children</text:span></text:p>
      <text:p text:style-name="P461"/>
      <text:p text:style-name="Normal"><text:span text:style-name="T462">Cenário Principal de Sucesso:</text:span></text:p>
      <text:p text:style-name="Normal"><text:span text:style-name="T463">1º passo. Inserir o comando de associação com uma conta de usuário.</text:span></text:p>
      <text:p text:style-name="Normal"><text:span text:style-name="T464">2º passo. Associar a conta com a máquina.</text:span></text:p>
      <text:p text:style-name="P465"/>
      <text:p text:style-name="Normal"><text:span text:style-name="T466">Extensões:</text:span></text:p>
      <text:p text:style-name="Normal"><text:span text:style-name="T467">1.1. A conta de usuário que foi usado como entrada não existe: Mandar uma mensagem de erro.</text:span></text:p>
      <text:p text:style-name="Normal"><text:span text:style-name="T468">2.2. Falha na conexão com o gerenciador da conta do usuário: Tentar novamente. Apos x tentativas mandar uma mensagem de erro para o usuário.</text:span></text:p>
      <text:p text:style-name="P469"/>
      <text:p text:style-name="Normal"><text:span text:style-name="T470">Informação Relacionada:</text:span></text:p>
      <text:p text:style-name="Normal"><text:span text:style-name="T471">Prioridade: 7.</text:span></text:p>
      <text:p text:style-name="Normal"><text:span text:style-name="T472">RNF: Usabilidade e simplicidade.</text:span></text:p>
      <text:p text:style-name="Normal"><text:span text:style-name="T473">Frequência: Muito baixa.</text:span></text:p>
      <text:p text:style-name="Normal"><text:span text:style-name="T474">Caso de Uso Pai: -</text:span></text:p>
      <text:p text:style-name="Normal"><text:span text:style-name="T475">Caso de Uso Subordinados: -</text:span></text:p>
      <text:p text:style-name="Normal"><text:span text:style-name="T476">Atores Secundários: Gerenciador da conta do usuário (Codename: Mother).</text:span></text:p>
      <text:p text:style-name="P477"/>
      <text:p text:style-name="Normal"><text:span text:style-name="T478">[Caso de uso 0.X] Colaborar com uma Simulação</text:span></text:p>
      <text:p text:style-name="Normal"><text:span text:style-name="T479">Objetivo: O usuário deseja que sua(s) máquina(s) colaborem com uma simulação.</text:span></text:p>
      <text:p text:style-name="Normal"><text:span text:style-name="T480">Escopo: App Pine.</text:span></text:p>
      <text:p text:style-name="Normal"><text:span text:style-name="T481">Pré-Condições: Ter instalado em sua máquina o App Pine.</text:span></text:p>
      <text:p text:style-name="Normal"><text:span text:style-name="T482">Condição Final de Sucesso: As máquinas estão simulando o que foi designada para eles pelo Framework Sleigh.</text:span></text:p>
      <text:p text:style-name="Normal"><text:span text:style-name="T483">Condição Final de Falha: A(s) máquina(s) não entrarão na lista de colaboradores da simulação.</text:span></text:p>
      <text:p text:style-name="Normal"><text:span text:style-name="T484">Ator Primário: Usuário.</text:span></text:p>
      <text:p text:style-name="P485"/>
      <text:p text:style-name="Normal"><text:span text:style-name="T486">Cenário Principal de Sucesso:</text:span></text:p>
      <text:p text:style-name="Normal"><text:span text:style-name="T487">1º passo. Inserir o comando para associar a máquina com uma simulação usando como entrada um ID.</text:span></text:p>
      <text:soft-page-break/>
      <text:p text:style-name="Normal"><text:span text:style-name="T488">2º passo. Confirmar a ação.</text:span></text:p>
      <text:p text:style-name="P489"/>
      <text:p text:style-name="Normal"><text:span text:style-name="T490">Extensões:</text:span></text:p>
      <text:p text:style-name="Normal"><text:span text:style-name="T491">1.1 O ID é inválido ou inexistente: Mostra uma mensagem dizendo qual foi o erro.</text:span></text:p>
      <text:p text:style-name="P492"/>
      <text:p text:style-name="Normal"><text:span text:style-name="T493">Informação Relacionada:</text:span></text:p>
      <text:p text:style-name="Normal"><text:span text:style-name="T494">Prioridade: 7.</text:span></text:p>
      <text:p text:style-name="Normal"><text:span text:style-name="T495">RNF: Usabilidade e simplicidade.</text:span></text:p>
      <text:p text:style-name="Normal"><text:span text:style-name="T496">Frequência: Muito baixa.</text:span></text:p>
      <text:p text:style-name="Normal"><text:span text:style-name="T497">Caso de Uso Pai: -</text:span></text:p>
      <text:p text:style-name="Normal"><text:span text:style-name="T498">Caso de Uso Subordinados: -</text:span></text:p>
      <text:p text:style-name="Normal"><text:span text:style-name="T499">Atores Secundários: Framework Sleigh</text:span></text:p>
      <text:p text:style-name="P500"/>
      <text:p text:style-name="Normal"><text:span text:style-name="T501">[Caso de uso 0.X] Colaborar com uma Simulação via Interface Web</text:span></text:p>
      <text:p text:style-name="Normal"><text:span text:style-name="T502">Objetivo: O usuário deseja que sua(s) máquina(s) colaborem com uma simulação.</text:span></text:p>
      <text:p text:style-name="Normal"><text:span text:style-name="T503">Escopo: Cupid.</text:span></text:p>
      <text:p text:style-name="Normal"><text:span text:style-name="T504">Pré-Condições: Ter instalado em sua máquina o App Pine e o mesmo estar associado com a sua conta de usuário.</text:span></text:p>
      <text:p text:style-name="Normal"><text:span text:style-name="T505">Condição Final de Sucesso: As máquinas estão simulando o que foi designada para elas pelo Framework Sleigh.</text:span></text:p>
      <text:p text:style-name="Normal"><text:span text:style-name="T506">Condição Final de Falha: A(s) máquina(s) não entrarão na lista de colaboradores da simulação.</text:span></text:p>
      <text:p text:style-name="Normal"><text:span text:style-name="T507">Ator Primário: Usuário.</text:span></text:p>
      <text:p text:style-name="P508"/>
      <text:p text:style-name="Normal"><text:span text:style-name="T509">Cenário Principal de Sucesso:</text:span></text:p>
      <text:p text:style-name="Normal"><text:span text:style-name="T510">1º passo. Acessar a página de gerenciamento das máquinas associadas aquele usuário.</text:span></text:p>
      <text:p text:style-name="Normal"><text:span text:style-name="T511">2º passo. Selecionar as máquinas desejadas.</text:span></text:p>
      <text:p text:style-name="Normal"><text:span text:style-name="T512">3º passo. Associar elas a um ID da simulação e confirmar a ação desejada.</text:span></text:p>
      <text:p text:style-name="Normal"><text:span text:style-name="T513">4º passo. Mandar a ação para o App Pine de cada máquina.</text:span></text:p>
      <text:p text:style-name="P514"/>
      <text:p text:style-name="Normal"><text:span text:style-name="T515">Extensões:</text:span></text:p>
      <text:p text:style-name="Normal"><text:span text:style-name="T516">1.1 A página não está disponível: Mostrar uma mensagem do motivo do serviço estar inativo.</text:span></text:p>
      <text:p text:style-name="Normal"><text:span text:style-name="T517">2.1 O usuário não possui nenhuma máquina associado com a conta do usuário: Mostrar uma mensagem dizendo a situação.</text:span></text:p>
      <text:p text:style-name="Normal"><text:span text:style-name="T518">3.1 O ID é inválido ou inexistente: Mostra uma mensagem dizendo qual foi o erro.</text:span></text:p>
      <text:p text:style-name="Normal"><text:span text:style-name="T519">4.1. Não <text:s/>consegui conectar com o App Pine: Tentar novamente. Caso não funcione após x tentativas dizer pro usuário verificar se a máquina em questão está funcionando corretamente.</text:span></text:p>
      <text:p text:style-name="P520"/>
      <text:p text:style-name="Normal"><text:span text:style-name="T521">Informação Relacionada:</text:span></text:p>
      <text:p text:style-name="Normal"><text:span text:style-name="T522">Prioridade: 6.</text:span></text:p>
      <text:p text:style-name="Normal"><text:span text:style-name="T523">RNF: Usabilidade e simplicidade.</text:span></text:p>
      <text:p text:style-name="Normal"><text:span text:style-name="T524">Frequência: Muito baixa.</text:span></text:p>
      <text:p text:style-name="Normal"><text:span text:style-name="T525">Caso de Uso Pai: -</text:span></text:p>
      <text:p text:style-name="Normal"><text:span text:style-name="T526">Caso de Uso Subordinados: -</text:span></text:p>
      <text:p text:style-name="Normal"><text:span text:style-name="T527">Atores Secundários: App Pine e Framework Sleigh</text:span></text:p>
      <text:p text:style-name="P528"/>
      <text:p text:style-name="Normal"><text:span text:style-name="T529">[Caso de uso 0.X] Sign up</text:span></text:p>
      <text:p text:style-name="Normal"><text:span text:style-name="T530">Objetivo: Usuário acessar sua conta.</text:span></text:p>
      <text:p text:style-name="Normal"><text:span text:style-name="T531">Escopo: Cupid.</text:span></text:p>
      <text:p text:style-name="Normal"><text:span text:style-name="T532">Pré-Condições: Já possuir uma conta cadastrada no sistema.</text:span></text:p>
      <text:p text:style-name="Normal"><text:span text:style-name="T533">Condição Final de Sucesso: Acessar a conta utilizando login e senha.</text:span></text:p>
      <text:p text:style-name="Normal"><text:span text:style-name="T534">Condição Final de Falha: Falha na validação das credencias.</text:span></text:p>
      <text:p text:style-name="Normal"><text:span text:style-name="T535">Ator Primário: Usuário.</text:span></text:p>
      <text:p text:style-name="P536"/>
      <text:p text:style-name="Normal"><text:span text:style-name="T537">Cenário Principal de Sucesso:</text:span></text:p>
      <text:p text:style-name="Normal"><text:span text:style-name="T538">1º <text:s/>passo. Ser redirecionado para uma página onde o usuário irá inserir login e senha.</text:span></text:p>
      <text:p text:style-name="Normal"><text:span text:style-name="T539">2º passo. <text:s/>Fazer autenticação das credencias com o banco de dados.</text:span></text:p>
      <text:p text:style-name="Normal"><text:span text:style-name="T540">3º passo.</text:span></text:p>
      <text:p text:style-name="P541"/>
      <text:soft-page-break/>
      <text:p text:style-name="Normal"><text:span text:style-name="T542">Extensões:</text:span></text:p>
      <text:p text:style-name="Normal"><text:span text:style-name="T543">1.1 A página não está disponível: Mostrar uma mensagem do motivo do serviço estar inativo.</text:span></text:p>
      <text:p text:style-name="Normal"><text:span text:style-name="T544">2.1 O usuário não lembra a senha: Ir para o<text:s/></text:span><text:span text:style-name="T545">[Caso de uso 0.X]</text:span><text:span text:style-name="T546">.</text:span></text:p>
      <text:p text:style-name="Normal"><text:span text:style-name="T547">3.1 O ID é inválido ou inexistente: Mostra uma mensagem dizendo qual foi o erro.</text:span></text:p>
      <text:p text:style-name="P548"/>
      <text:p text:style-name="Normal"><text:span text:style-name="T549">Informação Relacionada:</text:span></text:p>
      <text:p text:style-name="Normal"><text:span text:style-name="T550">Prioridade: 6.</text:span></text:p>
      <text:p text:style-name="Normal"><text:span text:style-name="T551">RNF: Usabilidade.</text:span></text:p>
      <text:p text:style-name="Normal"><text:span text:style-name="T552">Frequência: Muito baixa.</text:span></text:p>
      <text:p text:style-name="Normal"><text:span text:style-name="T553">Caso de Uso Pai: -</text:span></text:p>
      <text:p text:style-name="Normal"><text:span text:style-name="T554">Caso de Uso Subordinados: -</text:span></text:p>
      <text:p text:style-name="Normal"><text:span text:style-name="T555">Atores Secundários: North Pole(???).</text:span></text:p>
      <text:p text:style-name="P556"/>
      <text:p text:style-name="Normal"><text:span text:style-name="T557">[Caso de uso 0.X] Recuperação da senha</text:span></text:p>
      <text:p text:style-name="Normal"><text:span text:style-name="T558">Objetivo: Usuário conseguir recuperar e/ou modificar a senha atual.</text:span></text:p>
      <text:p text:style-name="Normal"><text:span text:style-name="T559">Escopo: Cupid.</text:span></text:p>
      <text:p text:style-name="Normal"><text:span text:style-name="T560">Pré-Condições: Já possuir uma conta cadastrada no sistema.</text:span></text:p>
      <text:p text:style-name="Normal"><text:span text:style-name="T561">Condição Final de Sucesso: Recuperar e/ou modificar a senha com sucesso.</text:span></text:p>
      <text:p text:style-name="Normal"><text:span text:style-name="T562">Condição Final de Falha: Falha na validação das credencias.</text:span></text:p>
      <text:p text:style-name="Normal"><text:span text:style-name="T563">Ator Primário: Usuário.</text:span></text:p>
      <text:p text:style-name="P564"/>
      <text:p text:style-name="Normal"><text:span text:style-name="T565">Cenário Principal de Sucesso:</text:span></text:p>
      <text:p text:style-name="Normal"><text:span text:style-name="T566">1º <text:s/>passo. Ser redirecionado para uma página onde o usuário irá inserir algumas informações antes de modificar e/ou recuperar a senha.</text:span></text:p>
      <text:p text:style-name="Normal"><text:span text:style-name="T567">2º passo. Fazer modificações das credencias com o banco de dados.</text:span></text:p>
      <text:p text:style-name="Normal"><text:span text:style-name="T568">3º passo Alterar a senha com sucesso.</text:span></text:p>
      <text:p text:style-name="P569"/>
      <text:p text:style-name="Normal"><text:span text:style-name="T570">Extensões:</text:span></text:p>
      <text:p text:style-name="Normal"><text:span text:style-name="T571">1.1 A página não está disponível: Mostrar uma mensagem do motivo do serviço estar inativo.</text:span></text:p>
      <text:p text:style-name="Normal"><text:span text:style-name="T572">2.1 Erro na tentativa de modificação: Reenviar ao North Pole os dados modificados, caso não seja possível, avisar ao usuário para tentar mais tarde.</text:span></text:p>
      <text:p text:style-name="Normal"><text:span text:style-name="T573">3.1 O ID é inválido ou inexistente: Mostra uma mensagem dizendo qual foi o erro.</text:span></text:p>
      <text:p text:style-name="P574"/>
      <text:p text:style-name="Normal"><text:span text:style-name="T575">Informação Relacionada:</text:span></text:p>
      <text:p text:style-name="Normal"><text:span text:style-name="T576">Prioridade: 6.</text:span></text:p>
      <text:p text:style-name="Normal"><text:span text:style-name="T577">RNF: Usabilidade.</text:span></text:p>
      <text:p text:style-name="Normal"><text:span text:style-name="T578">Frequência: Extremamente baixa.</text:span></text:p>
      <text:p text:style-name="Normal"><text:span text:style-name="T579">Caso de Uso Pai: -</text:span></text:p>
      <text:p text:style-name="Normal"><text:span text:style-name="T580">Caso de Uso Subordinados: -</text:span></text:p>
      <text:p text:style-name="Normal"><text:span text:style-name="T581">Atores Secundários: North Pole(???).</text:span></text:p>
      <text:p text:style-name="P582"/>
      <text:p text:style-name="Normal"><text:span text:style-name="T583">[Caso de uso 0.X] Analizar resultados da simulação</text:span></text:p>
      <text:p text:style-name="Normal"><text:span text:style-name="T584">Objetivo: Ao final de uma simulação o usuário consegue analizar os resultados obtidos.</text:span></text:p>
      <text:p text:style-name="Normal"><text:span text:style-name="T585">Escopo: Cupid.</text:span></text:p>
      <text:p text:style-name="Normal"><text:span text:style-name="T586">Pré-Condições: Ter finalizado uma simulação.</text:span></text:p>
      <text:p text:style-name="Normal"><text:span text:style-name="T587">Condição Final de Sucesso: Analizar corretamente os dados simulados.</text:span></text:p>
      <text:p text:style-name="Normal"><text:span text:style-name="T588">Condição Final de Falha: Perca ou corrompimento dos dados(???).</text:span></text:p>
      <text:p text:style-name="Normal"><text:span text:style-name="T589">Ator Primário: Usuário.</text:span></text:p>
      <text:p text:style-name="P590"/>
      <text:p text:style-name="Normal"><text:span text:style-name="T591">Cenário Principal de Sucesso:</text:span></text:p>
      <text:p text:style-name="Normal"><text:span text:style-name="T592">1º <text:s/>passo. Ser redirecionado para uma página onde o usuário poderá escolher qual(s) simulação(s) ele deseja analuzar.</text:span></text:p>
      <text:p text:style-name="Normal"><text:span text:style-name="T593">2º passo. Receber o pacote com todos os dados da simulação, disponível para download ou visualiação via web.</text:span></text:p>
      <text:p text:style-name="P594"/>
      <text:p text:style-name="Normal"><text:span text:style-name="T595">Extensões:</text:span></text:p>
      <text:p text:style-name="Normal"><text:span text:style-name="T596">1.1 A página não está disponível: Mostrar uma mensagem do motivo do serviço estar inativo.</text:span></text:p>
      <text:p text:style-name="Normal"><text:span text:style-name="T597">2.1 Falha no download do pacote: Avisar ao usuário para tentar mais tarde.</text:span></text:p>
      <text:p text:style-name="P598"/>
      <text:p text:style-name="Normal"><text:span text:style-name="T599">Informação Relacionada:</text:span></text:p>
      <text:p text:style-name="Normal"><text:span text:style-name="T600">Prioridade: 7.</text:span></text:p>
      <text:p text:style-name="Normal"><text:span text:style-name="T601">RNF: Usabilidade, performace.</text:span></text:p>
      <text:p text:style-name="Normal"><text:span text:style-name="T602">Frequência: Média alta.</text:span></text:p>
      <text:p text:style-name="Normal"><text:span text:style-name="T603">Caso de Uso Pai: -</text:span></text:p>
      <text:p text:style-name="Normal"><text:span text:style-name="T604">Caso de Uso Subordinados: -</text:span></text:p>
      <text:p text:style-name="Normal"><text:span text:style-name="T605">Atores Secundários: North Pole.</text:span></text:p>
      <text:p text:style-name="P606"/>
      <text:p text:style-name="Normal"><text:span text:style-name="T607">[Caso de uso 0.X] Acompanhar simulação</text:span></text:p>
      <text:p text:style-name="Normal"><text:span text:style-name="T608">Objetivo: Usuário conseguir observar quando quiser detalhes sobre a simulação atual.</text:span></text:p>
      <text:p text:style-name="Normal"><text:span text:style-name="T609">Escopo: Cupid.</text:span></text:p>
      <text:p text:style-name="Normal"><text:span text:style-name="T610">Pré-Condições: Possuir uma simulação em andamento.</text:span></text:p>
      <text:p text:style-name="Normal"><text:span text:style-name="T611">Condição Final de Sucesso: Receber informações sobre a simulação.</text:span></text:p>
      <text:p text:style-name="Normal"><text:span text:style-name="T612">Condição Final de Falha: Não receber informações sobre a simulação.</text:span></text:p>
      <text:p text:style-name="Normal"><text:span text:style-name="T613">Ator Primário: Usuário, Framework Sleigh.</text:span></text:p>
      <text:p text:style-name="P614"/>
      <text:p text:style-name="Normal"><text:span text:style-name="T615">Cenário Principal de Sucesso:</text:span></text:p>
      <text:p text:style-name="Normal"><text:span text:style-name="T616">1º <text:s/>passo. Ser redirecionado para uma página onde o usuário pode observar e receber informações sobre como anda a simulação, o tempo estimado até o final e uma porcentagem do progresso.</text:span></text:p>
      <text:p text:style-name="P617"/>
      <text:p text:style-name="Normal"><text:span text:style-name="T618">Extensões:</text:span></text:p>
      <text:p text:style-name="Normal"><text:span text:style-name="T619">1.1 A página não está disponível: Mostrar uma mensagem do motivo do serviço estar inativo.</text:span></text:p>
      <text:p text:style-name="Normal"><text:span text:style-name="T620">1.1 Erro na exibição das informações: Tentar novamente um pedido sobre as informações ao Framework Sleigh, caso ainda ocorra erro, avisar ao usuário para tentar mais tarde.</text:span></text:p>
      <text:p text:style-name="P621"/>
      <text:p text:style-name="Normal"><text:span text:style-name="T622">Informação Relacionada:</text:span></text:p>
      <text:p text:style-name="Normal"><text:span text:style-name="T623">Prioridade: 5.</text:span></text:p>
      <text:p text:style-name="Normal"><text:span text:style-name="T624">RNF: Usabilidade, performance.</text:span></text:p>
      <text:p text:style-name="Normal"><text:span text:style-name="T625">Frequência: Baixa.</text:span></text:p>
      <text:p text:style-name="Normal"><text:span text:style-name="T626">Caso de Uso Pai: -</text:span></text:p>
      <text:p text:style-name="Normal"><text:span text:style-name="T627">Caso de Uso Subordinados: -</text:span></text:p>
      <text:p text:style-name="P628">Atores Secundários: North Pole(???).</text:p>
      <text:p text:style-name="P629"/>
      <text:p text:style-name="P630">---------------------------------------- MATHEUS -------------------------------------------</text:p>
      <text:p text:style-name="P631"/>
      <text:p text:style-name="Normal"><text:span text:style-name="T632">[Caso de uso 0.X] Control VM Resources</text:span></text:p>
      <text:p text:style-name="Normal"><text:span text:style-name="T633">Objetivo:<text:s/></text:span><text:span text:style-name="T634">O usuário pode desejar controlar a quantidade de recursos de processamento oferecida pela VM.</text:span></text:p>
      <text:p text:style-name="Normal"><text:span text:style-name="T635">Escopo:<text:s/></text:span><text:span text:style-name="T636">App Pine</text:span><text:span text:style-name="T637">.</text:span></text:p>
      <text:p text:style-name="Normal"><text:span text:style-name="T638">Pré-Condições:<text:s/></text:span><text:span text:style-name="T639">Possuir colaboradores com poder de processamento disponível.</text:span></text:p>
      <text:p text:style-name="Normal"><text:span text:style-name="T640">Condição Final de Sucesso:<text:s/></text:span><text:span text:style-name="T641">VM é criada ou alterada conforme as configurações especificadas.</text:span></text:p>
      <text:p text:style-name="Normal"><text:span text:style-name="T642">Condição Final de Falha:<text:s/></text:span><text:span text:style-name="T643">VM continuará usando a configuração anterior</text:span><text:span text:style-name="T644">.</text:span></text:p>
      <text:p text:style-name="Normal"><text:span text:style-name="T645">Ator Primário: Usuário.</text:span></text:p>
      <text:p text:style-name="P646"/>
      <text:p text:style-name="Normal"><text:span text:style-name="T647">Cenário Principal de Sucesso:</text:span></text:p>
      <text:p text:style-name="P648">1º <text:s/>passo.<text:s/>Acessar a página de configuração.</text:p>
      <text:p text:style-name="P649">2º passo. Coletar informações sobre a configuração atual.</text:p>
      <text:p text:style-name="P650">3º passo. Entrar com as novas configurações.</text:p>
      <text:p text:style-name="Normal"><text:span text:style-name="T651">4º passo. Configurações alteradas com sucesso.</text:span></text:p>
      <text:p text:style-name="P652"/>
      <text:p text:style-name="Normal"><text:span text:style-name="T653">Extensões:</text:span></text:p>
      <text:p text:style-name="Normal"><text:span text:style-name="T654">1.1 A página não está disponível: Mostrar uma mensagem do motivo do serviço estar inativo.</text:span></text:p>
      <text:p text:style-name="P655">2.1<text:s/>Falha em obter as configurações atuais: Verificar a causa do problema e informar ao usuário.</text:p>
      <text:p text:style-name="P656">3.1 Configurações fora do padrão: Pedir ao usuário que informe uma configuração válida.</text:p>
      <text:p text:style-name="P657">3.2 Configurações excedem o limite disponível: Pedir ao usuário que informe uma configuração válida.</text:p>
      <text:p text:style-name="P658"/>
      <text:soft-page-break/>
      <text:p text:style-name="Normal"><text:span text:style-name="T659">Informação Relacionada:</text:span></text:p>
      <text:p text:style-name="Normal"><text:span text:style-name="T660">Prioridade: 3</text:span><text:span text:style-name="T661">.</text:span></text:p>
      <text:p text:style-name="Normal"><text:span text:style-name="T662">RNF: Usabilidade.</text:span></text:p>
      <text:p text:style-name="Normal"><text:span text:style-name="T663">Frequência: Baixa.</text:span></text:p>
      <text:p text:style-name="Normal"><text:span text:style-name="T664">Caso de Uso Pai: -</text:span></text:p>
      <text:p text:style-name="Normal"><text:span text:style-name="T665">Caso de Uso Subordinados: -</text:span></text:p>
      <text:p text:style-name="P666">Atores Secundários:<text:s/>boss.</text:p>
      <text:p text:style-name="P667"/>
      <text:p text:style-name="Normal"><text:span text:style-name="T668">[Caso de uso 0.X]<text:s/></text:span><text:span text:style-name="T669">I</text:span><text:span text:style-name="T670">nstanciate VM</text:span></text:p>
      <text:p text:style-name="Normal"><text:span text:style-name="T671">Objetivo:</text:span><text:span text:style-name="T672"><text:s/>In</text:span><text:span text:style-name="T673">s</text:span><text:span text:style-name="T674">tanciar uma nova VM.</text:span></text:p>
      <text:p text:style-name="Normal"><text:span text:style-name="T675">Escopo:<text:s/></text:span><text:span text:style-name="T676">App Pine</text:span><text:span text:style-name="T677">.</text:span></text:p>
      <text:p text:style-name="Normal"><text:span text:style-name="T678">Pré-Condições:<text:s/></text:span><text:span text:style-name="T679">Possuir colaboradores com poder de processamento disponível.</text:span></text:p>
      <text:p text:style-name="Normal"><text:span text:style-name="T680">Condição Final de Sucesso:<text:s/></text:span><text:span text:style-name="T681">VM é criada<text:s/></text:span><text:span text:style-name="T682">com sucesso</text:span><text:span text:style-name="T683">.</text:span></text:p>
      <text:p text:style-name="Normal"><text:span text:style-name="T684">Condição Final de Falha:<text:s/></text:span><text:span text:style-name="T685">VM não é criada</text:span><text:span text:style-name="T686">.</text:span></text:p>
      <text:p text:style-name="Normal"><text:span text:style-name="T687">Ator Primário: App Pine</text:span><text:span text:style-name="T688">.</text:span></text:p>
      <text:p text:style-name="P689"/>
      <text:p text:style-name="P690">Cenário Principal de Sucesso:.</text:p>
      <text:p text:style-name="P691">1º passo.<text:s/>Localizar o host em que a VM será alocada.</text:p>
      <text:p text:style-name="Normal"><text:span text:style-name="T692">2</text:span><text:span text:style-name="T693">º passo.<text:s/></text:span><text:span text:style-name="T694">Alocar VM</text:span><text:span text:style-name="T695">.</text:span></text:p>
      <text:p text:style-name="P696"/>
      <text:p text:style-name="Normal"><text:span text:style-name="T697">Extensões:</text:span></text:p>
      <text:p text:style-name="P698">1.1<text:s/>Falha ao encontrar um host: Retornar ping erro.</text:p>
      <text:p text:style-name="P699">2.1<text:s/>Falha na alocação: tentar novamente ou encontrar outro host disponível.</text:p>
      <text:p text:style-name="P700"/>
      <text:p text:style-name="Normal"><text:span text:style-name="T701">Informação Relacionada:</text:span></text:p>
      <text:p text:style-name="Normal"><text:span text:style-name="T702">Prioridade: 6</text:span><text:span text:style-name="T703">.</text:span></text:p>
      <text:p text:style-name="Normal"><text:span text:style-name="T704">RNF: Usabilidade</text:span><text:span text:style-name="T705">, Desempenho</text:span><text:span text:style-name="T706">.</text:span></text:p>
      <text:p text:style-name="Normal"><text:span text:style-name="T707">Frequência:<text:s/></text:span><text:span text:style-name="T708">Média</text:span><text:span text:style-name="T709">.</text:span></text:p>
      <text:p text:style-name="Normal"><text:span text:style-name="T710">Caso de Uso Pai: -</text:span></text:p>
      <text:p text:style-name="Normal"><text:span text:style-name="T711">Caso de Uso Subordinados: -</text:span></text:p>
      <text:p text:style-name="P712">Atores Secundários:<text:s/>boss.</text:p>
      <text:p text:style-name="P713"/>
      <text:p text:style-name="Normal"><text:span text:style-name="T714">[Caso de uso 0.X]<text:s/></text:span><text:span text:style-name="T715">Destroy VM</text:span></text:p>
      <text:p text:style-name="Normal"><text:span text:style-name="T716">Objetivo:</text:span><text:span text:style-name="T717"><text:s/>Excluir uma VM.</text:span></text:p>
      <text:p text:style-name="Normal"><text:span text:style-name="T718">Escopo:<text:s/></text:span><text:span text:style-name="T719">App Pine</text:span><text:span text:style-name="T720">.</text:span></text:p>
      <text:p text:style-name="Normal"><text:span text:style-name="T721">Pré-Condições:<text:s/></text:span><text:span text:style-name="T722">Possuir uma VM ativa.</text:span></text:p>
      <text:p text:style-name="Normal"><text:span text:style-name="T723">Condição Final de Sucesso:<text:s/></text:span><text:span text:style-name="T724">VM deletada com sucesso.</text:span></text:p>
      <text:p text:style-name="Normal"><text:span text:style-name="T725">Condição Final de Falha:<text:s/></text:span><text:span text:style-name="T726">não foi possível deletar a VM solicitada</text:span><text:span text:style-name="T727">.</text:span></text:p>
      <text:p text:style-name="Normal"><text:span text:style-name="T728">Ator Primário: App Pine</text:span><text:span text:style-name="T729">.</text:span></text:p>
      <text:p text:style-name="P730"/>
      <text:p text:style-name="Normal"><text:span text:style-name="T731">Cenário Principal de Sucesso:</text:span></text:p>
      <text:p text:style-name="P732">1º <text:s/>passo.<text:s/>Identificar o host em que a VM está alocada.</text:p>
      <text:p text:style-name="P733">2º passo.<text:s/>Emitir comando de exclusão.</text:p>
      <text:p text:style-name="P734"/>
      <text:p text:style-name="Normal"><text:span text:style-name="T735">Extensões:</text:span></text:p>
      <text:p text:style-name="Normal"><text:span text:style-name="T736">1.1<text:s/></text:span><text:span text:style-name="T737">Falha<text:s/></text:span><text:span text:style-name="T738">ao localizar o host</text:span><text:span text:style-name="T739">: Retorna ping erro</text:span><text:span text:style-name="T740">.</text:span></text:p>
      <text:p text:style-name="P741">2.1<text:s/>Falha ao tentar excluir a VM: Retornar ping<text:s/>com o motivo.</text:p>
      <text:p text:style-name="P742"/>
      <text:p text:style-name="Normal"><text:span text:style-name="T743">Informação Relacionada:</text:span></text:p>
      <text:p text:style-name="Normal"><text:span text:style-name="T744">Prioridade: 4</text:span><text:span text:style-name="T745">.</text:span></text:p>
      <text:p text:style-name="Normal"><text:span text:style-name="T746">RNF: Usabilidade</text:span><text:span text:style-name="T747">, Desempenho</text:span><text:span text:style-name="T748">.</text:span></text:p>
      <text:p text:style-name="Normal"><text:span text:style-name="T749">Frequência:<text:s/></text:span><text:span text:style-name="T750">Baixa</text:span><text:span text:style-name="T751">.</text:span></text:p>
      <text:p text:style-name="Normal"><text:span text:style-name="T752">Caso de Uso Pai: -</text:span></text:p>
      <text:p text:style-name="Normal"><text:span text:style-name="T753">Caso de Uso Subordinados: -</text:span></text:p>
      <text:p text:style-name="P754">Atores Secundários:<text:s/>boss.</text:p>
      <text:p text:style-name="P755"/>
      <text:p text:style-name="P756"/>
      <text:soft-page-break/>
      <text:p text:style-name="Normal"><text:span text:style-name="T757">[Caso de uso 0.X]<text:s/></text:span><text:span text:style-name="T758">Cadastrar VM</text:span></text:p>
      <text:p text:style-name="Normal"><text:span text:style-name="T759">Objetivo:</text:span><text:span text:style-name="T760"><text:s/></text:span><text:span text:style-name="T761">Cadastrar</text:span><text:span text:style-name="T762"><text:s/>uma<text:s/></text:span><text:span text:style-name="T763">nova<text:s/></text:span><text:span text:style-name="T764">VM.</text:span></text:p>
      <text:p text:style-name="Normal"><text:span text:style-name="T765">Escopo:<text:s/></text:span><text:span text:style-name="T766">App Pine</text:span><text:span text:style-name="T767">.</text:span></text:p>
      <text:p text:style-name="Normal"><text:span text:style-name="T768">Pré-Condições:<text:s/></text:span><text:span text:style-name="T769">Estar cadastrado como colaborador</text:span><text:span text:style-name="T770">.</text:span></text:p>
      <text:p text:style-name="Normal"><text:span text:style-name="T771">Condição Final de Sucesso:<text:s/></text:span><text:span text:style-name="T772">VM<text:s/></text:span><text:span text:style-name="T773">cadastrada com sucesso</text:span><text:span text:style-name="T774">.</text:span></text:p>
      <text:p text:style-name="Normal"><text:span text:style-name="T775">Condição Final de Falha:<text:s/></text:span><text:span text:style-name="T776">não foi possível cadastrar a VM</text:span><text:span text:style-name="T777">.</text:span></text:p>
      <text:p text:style-name="Normal"><text:span text:style-name="T778">Ator Primário:<text:s/></text:span><text:span text:style-name="T779">App Pine</text:span><text:span text:style-name="T780">.</text:span></text:p>
      <text:p text:style-name="P781"/>
      <text:p text:style-name="Normal"><text:span text:style-name="T782">Cenário Principal de Sucesso:</text:span></text:p>
      <text:p text:style-name="P783">1º <text:s/>passo.<text:s/>Identificar as configurações da VM a ser criada.</text:p>
      <text:p text:style-name="P784">2º passo. Encaminhar para o processo de alocação.</text:p>
      <text:p text:style-name="P785"/>
      <text:p text:style-name="Normal"><text:span text:style-name="T786">Extensões:</text:span></text:p>
      <text:p text:style-name="Normal"><text:span text:style-name="T787">1.1<text:s/></text:span><text:span text:style-name="T788">Falha na identificação das configurações: retornar ping erro</text:span><text:span text:style-name="T789">.</text:span></text:p>
      <text:p text:style-name="P790">2.1<text:s/>Falha ao alocar VM: retornar ping erro.</text:p>
      <text:p text:style-name="P791"/>
      <text:p text:style-name="Normal"><text:span text:style-name="T792">Informação Relacionada:</text:span></text:p>
      <text:p text:style-name="Normal"><text:span text:style-name="T793">Prioridade: 6</text:span><text:span text:style-name="T794">.</text:span></text:p>
      <text:p text:style-name="Normal"><text:span text:style-name="T795">RNF: Usabilidade</text:span><text:span text:style-name="T796">, Desempenho</text:span><text:span text:style-name="T797">.</text:span></text:p>
      <text:p text:style-name="Normal"><text:span text:style-name="T798">Frequência:<text:s/></text:span><text:span text:style-name="T799">Média</text:span><text:span text:style-name="T800">.</text:span></text:p>
      <text:p text:style-name="Normal"><text:span text:style-name="T801">Caso de Uso Pai: -</text:span></text:p>
      <text:p text:style-name="Normal"><text:span text:style-name="T802">Caso de Uso Subordinados:<text:s/></text:span><text:span text:style-name="T803">Instanciate VM</text:span></text:p>
      <text:p text:style-name="P804">Atores Secundários:<text:s/>boss.</text:p>
      <text:p text:style-name="P805"/>
      <text:p text:style-name="P806"/>
      <text:p text:style-name="P807"/>
      <text:p text:style-name="P808"/>
      <text:p text:style-name="P809"/>
      <text:p text:style-name="Normal"><text:span text:style-name="T810">Glossário</text:span></text:p>
      <text:p text:style-name="Normal"><text:span text:style-name="T811">Broker = Framework Sleigh.</text:span></text:p>
      <text:p text:style-name="Normal"><text:span text:style-name="T812">Collaborator = Father.</text:span></text:p>
      <text:p text:style-name="Normal"><text:span text:style-name="T813">Host manager = App Pine.</text:span></text:p>
      <text:p text:style-name="Normal"><text:span text:style-name="T814">Peer-to-peer system = pine-to-pine.</text:span></text:p>
      <text:p text:style-name="Normal"><text:span text:style-name="T815">Repository = North Pole.</text:span></text:p>
      <text:p text:style-name="Normal"><text:span text:style-name="T816">Repository back-up = South Pole.</text:span></text:p>
      <text:p text:style-name="Normal"><text:span text:style-name="T817">User = Children.</text:span></text:p>
      <text:p text:style-name="Normal"><text:span text:style-name="T818">User account manager = Mother.</text:span></text:p>
      <text:p text:style-name="Normal"><text:span text:style-name="T819">VM manager = boss.</text:span></text:p>
      <text:p text:style-name="Normal"><text:span text:style-name="T820">Web interface = Cupid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heus Leonardo</meta:initial-creator>
    <dc:creator>Matheus Leonardo</dc:creator>
    <meta:creation-date>2016-09-26T04:59:00Z</meta:creation-date>
    <dc:date>2016-09-26T04:59:00Z</dc:date>
    <meta:template xlink:href="Normal" xlink:type="simple"/>
    <meta:editing-cycles>2</meta:editing-cycles>
    <meta:editing-duration>PT0S</meta:editing-duration>
    <meta:document-statistic meta:page-count="14" meta:paragraph-count="57" meta:word-count="4310" meta:character-count="28826" meta:row-count="204" meta:non-whitespace-character-count="24573"/>
  </office:meta>
</office:document-meta>
</file>